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" manifest:full-path="Object 12/statusbar/"/>
  <manifest:file-entry manifest:media-type="" manifest:full-path="Object 12/accelerator/"/>
  <manifest:file-entry manifest:media-type="" manifest:full-path="Object 12/floater/"/>
  <manifest:file-entry manifest:media-type="" manifest:full-path="Object 12/popupmenu/"/>
  <manifest:file-entry manifest:media-type="text/xml" manifest:full-path="Object 12/content.xml"/>
  <manifest:file-entry manifest:media-type="" manifest:full-path="Object 12/progressbar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text/xml" manifest:full-path="Object 14/styles.xml"/>
  <manifest:file-entry manifest:media-type="" manifest:full-path="Object 14/menubar/"/>
  <manifest:file-entry manifest:media-type="" manifest:full-path="Object 14/toolbar/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text/xml" manifest:full-path="Object 15/styles.xml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text/xml" manifest:full-path="Object 5/styles.xml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text/xml" manifest:full-path="Object 7/styles.xml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" manifest:full-path="Object 8/Configurations2/"/>
  <manifest:file-entry manifest:media-type="" manifest:full-path="Object 8/statusbar/"/>
  <manifest:file-entry manifest:media-type="" manifest:full-path="Object 8/floater/"/>
  <manifest:file-entry manifest:media-type="" manifest:full-path="Object 8/popupmenu/"/>
  <manifest:file-entry manifest:media-type="text/xml" manifest:full-path="Object 8/content.xml"/>
  <manifest:file-entry manifest:media-type="" manifest:full-path="Object 8/progressbar/"/>
  <manifest:file-entry manifest:media-type="text/xml" manifest:full-path="Object 8/styles.xml"/>
  <manifest:file-entry manifest:media-type="" manifest:full-path="Object 8/menubar/"/>
  <manifest:file-entry manifest:media-type="" manifest:full-path="Object 8/toolbar/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exercice 2</text:p>
      <text:p text:style-name="P1">Question 2.2</text:p>
      <text:p text:style-name="Standard"><draw:frame draw:style-name="fr1" draw:name="Objet1" text:anchor-type="as-char" svg:y="0.504cm" svg:width="5.308cm" svg:height="1.8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matrice de probabilité utilisée</text:p>
      <text:p text:style-name="Standard"><draw:frame draw:style-name="fr2" draw:name="Objet2" text:anchor-type="as-char" svg:width="5.553cm" svg:height="2.76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Fglob[1] fonction de N et X0</text:p>
      <text:p text:style-name="Standard"><draw:frame draw:style-name="fr3" draw:name="Objet3" text:anchor-type="paragraph" svg:x="0.758cm" svg:y="0.116cm" svg:width="8.453cm" svg:height="3.72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t4" text:anchor-type="paragraph" svg:x="0.379cm" svg:y="0.24cm" svg:width="11.852cm" svg:height="10.643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nnexe exercice 2</text:p>
      <text:p text:style-name="P1">Question 2.2</text:p>
      <text:p text:style-name="P1"/>
      <text:p text:style-name="Standard">FFin[1] fonction de N et X0</text:p>
      <text:p text:style-name="Standard"><draw:frame draw:style-name="fr3" draw:name="Objet5" text:anchor-type="paragraph" svg:x="0.339cm" svg:y="0.064cm" svg:width="7.752cm" svg:height="3.15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><draw:frame draw:style-name="fr3" draw:name="Objet6" text:anchor-type="paragraph" svg:x="0.425cm" svg:y="2.037cm" svg:width="12.183cm" svg:height="11.2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Annexe exercice 2</text:p>
      <text:p text:style-name="P1">Question 2.3</text:p>
      <text:p text:style-name="P1"/>
      <text:p text:style-name="P2">Ffin(N,distribution)[1]</text:p>
      <text:p text:style-name="P2"/>
      <text:p text:style-name="P2"><draw:frame draw:style-name="fr4" draw:name="Objet7" text:anchor-type="paragraph" svg:width="12.799cm" svg:height="3.1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global(N,distribution)[1]</text:p>
      <text:p text:style-name="P2"/>
      <text:p text:style-name="P2"><draw:frame draw:style-name="fr4" draw:name="Objet8" text:anchor-type="paragraph" svg:width="12.862cm" svg:height="3.1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2"/>
      <text:p text:style-name="P2"/>
      <text:p text:style-name="P3">Annexe exercice 2</text:p>
      <text:p text:style-name="P1">Question 2.4</text:p>
      <text:p text:style-name="P2"/>
      <text:p text:style-name="P2">Connexité?</text:p>
      <text:p text:style-name="P2">Pour<draw:frame draw:style-name="fr2" draw:name="Objet9" text:anchor-type="as-char" svg:width="4.404cm" svg:height="2.778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, N=10000 on a :</text:p>
      <text:p text:style-name="P2"/>
      <text:p text:style-name="P2"><draw:frame draw:style-name="fr2" draw:name="Objet10" text:anchor-type="as-char" svg:width="10.569cm" svg:height="1.15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/>
      <text:p text:style-name="P2">Périodicité ?</text:p>
      <text:p text:style-name="P2"/>
      <text:p text:style-name="P2">Pour<draw:frame draw:style-name="fr2" draw:name="Objet11" text:anchor-type="as-char" svg:width="4.404cm" svg:height="2.77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on a :</text:p>
      <text:p text:style-name="P2"/>
      <text:p text:style-name="P2"><draw:frame draw:style-name="fr2" draw:name="Objet12" text:anchor-type="as-char" svg:width="12.712cm" svg:height="3.18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Annexe exercice 1</text:p>
      <text:p text:style-name="P1">Question 2.1</text:p>
      <text:p text:style-name="P1"/>
      <text:p text:style-name="P2">Evolution de p' en fonction de p et Smax pour N = 150000 et (X0,Y0)=(1,1)</text:p>
      <text:p text:style-name="P2"><draw:frame draw:style-name="fr3" draw:name="Objet14" text:anchor-type="paragraph" svg:x="2.425cm" svg:y="0.206cm" svg:width="11.779cm" svg:height="5.3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jet13" text:anchor-type="paragraph" svg:x="2.611cm" svg:y="0.249cm" svg:width="12.321cm" svg:height="9.87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volution du temps moyen de retour</text:p>
      <text:p text:style-name="P2"><draw:frame draw:style-name="fr3" draw:name="Objet17" text:anchor-type="paragraph" svg:x="3.24cm" svg:y="0.028cm" svg:width="11.739cm" svg:height="9.28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volution de p' en fonction de X0 et Y0 pour N = 150000, Smax=1000000, p=0.25</text:p>
      <text:p text:style-name="P2"/>
      <text:p text:style-name="P2"/>
      <text:p text:style-name="P2"><draw:frame draw:style-name="fr4" draw:name="Objet15" text:anchor-type="paragraph" svg:width="14.256cm" svg:height="3.1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4" draw:name="Objet16" text:anchor-type="paragraph" svg:width="10.562cm" svg:height="9.34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volution du temps moyen de retour</text:p>
      <text:p text:style-name="P2"/>
      <text:p text:style-name="P2"><draw:frame draw:style-name="fr4" draw:name="Objet18" text:anchor-type="paragraph" svg:width="9.772cm" svg:height="9.096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Annexe exercice 1</text:p>
      <text:p text:style-name="P1">Question 2.3</text:p>
      <text:p text:style-name="P1"/>
      <text:p text:style-name="P2">Evolution du temps moyen de retour pour k allant de 1 à 50</text:p>
      <text:p text:style-name="P1"/>
      <text:p text:style-name="P2"><draw:frame draw:style-name="fr5" draw:name="Objet19" text:anchor-type="paragraph" svg:width="13.593cm" svg:height="11.912cm" draw:z-index="18"><draw:object xlink:href="./Object 19" xlink:type="simple" xlink:show="embed" xlink:actuate="onLoad"/><draw:image xlink:href="./ObjectReplacements/Object 19" xlink:type="simple" xlink:show="embed" xlink:actuate="onLoad"/></draw:frame>p=0.75 N=300000</text:p>
      <text:p text:style-name="P2"/>
      <text:p text:style-name="P2"><draw:frame draw:style-name="fr4" draw:name="Objet20" text:anchor-type="paragraph" svg:width="12.31cm" svg:height="12.12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gedeon </meta:initial-creator>
    <meta:creation-date>2011-01-05T05:38:00</meta:creation-date>
    <meta:printed-by>egedeon </meta:printed-by>
    <meta:print-date>2011-01-05T07:35:51</meta:print-date>
    <dc:date>2011-01-05T07:40:33</dc:date>
    <dc:creator>egedeon </dc:creator>
    <meta:editing-duration>PT00H28M07S</meta:editing-duration>
    <meta:editing-cycles>3</meta:editing-cycles>
    <meta:generator>OpenOffice.org/3.2$Linux OpenOffice.org_project/320m12$Build-9483</meta:generator>
    <meta:document-statistic meta:table-count="0" meta:image-count="0" meta:object-count="20" meta:page-count="7" meta:paragraph-count="31" meta:word-count="118" meta:character-count="65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N</mi>
                <mi>exp</mi>
              </msub>
              <mi mathvariant="normal">=</mi>
              <mrow>
                <mn>2.3</mn>
                <mi mathvariant="normal">⋅</mi>
                <msup>
                  <mn>10</mn>
                  <mn>8</mn>
                </msup>
              </mrow>
            </mrow>
            <mi mathvariant="italic">pour</mi>
            <mrow>
              <mi>N</mi>
              <mi mathvariant="normal">=</mi>
              <mn>100</mn>
            </mrow>
          </mrow>
        </mtd>
      </mtr>
      <mtr>
        <mtd>
          <mrow>
            <mrow>
              <msub>
                <mi>N</mi>
                <mi>exp</mi>
              </msub>
              <mi mathvariant="normal">=</mi>
              <mrow>
                <mn>2.3</mn>
                <mi mathvariant="normal">⋅</mi>
                <msup>
                  <mn>10</mn>
                  <mn>7</mn>
                </msup>
              </mrow>
            </mrow>
            <mi mathvariant="italic">pour</mi>
            <mrow>
              <mi>N</mi>
              <mi mathvariant="normal">=</mi>
              <mn>1000</mn>
            </mrow>
          </mrow>
        </mtd>
      </mtr>
      <mtr>
        <mtd>
          <mrow>
            <mrow>
              <msub>
                <mi>N</mi>
                <mi>exp</mi>
              </msub>
              <mi mathvariant="normal">=</mi>
              <mrow>
                <mn>2.3</mn>
                <mi mathvariant="normal">⋅</mi>
                <msup>
                  <mn>10</mn>
                  <mn>6</mn>
                </msup>
              </mrow>
            </mrow>
            <mi mathvariant="italic">pour</mi>
            <mrow>
              <mi>N</mi>
              <mi mathvariant="normal">=</mi>
              <mn>10000</mn>
            </mrow>
          </mrow>
        </mtd>
      </mtr>
    </mtable>
    <annotation encoding="StarMath 5.0">alignl N_Exp = 2.3 cdot 10^8 pour N=100 newline
alignl N_Exp = 2.3 cdot 10^7 pour N=1000 newline
alignl N_Exp = 2.3 cdot 10^6 pour N=10000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X0</mi>
              <mi mathvariant="normal">=</mi>
              <mn>1</mn>
            </mrow>
            <mi mathvariant="normal">⇒</mi>
            <mrow>
              <msub>
                <mi>F</mi>
                <mi mathvariant="italic">freq</mi>
              </msub>
              <mi mathvariant="normal">=</mi>
              <mrow>
                <mo stretchy="false">(</mo>
                <mtable>
                  <mtr>
                    <mtd>
                      <mn>0.4963</mn>
                    </mtd>
                    <mtd>
                      <mn>0.4959</mn>
                    </mtd>
                    <mtd>
                      <mn>0.0000</mn>
                    </mtd>
                    <mtd>
                      <mn>0.0000</mn>
                    </mtd>
                    <mtd>
                      <mn>0.0078</mn>
                    </mtd>
                  </mtr>
                </mtable>
                <mo stretchy="false">)</mo>
              </mrow>
            </mrow>
          </mrow>
        </mtd>
      </mtr>
      <mtr>
        <mtd>
          <mrow>
            <mrow>
              <mi mathvariant="italic">X0</mi>
              <mi mathvariant="normal">=</mi>
              <mn>3</mn>
            </mrow>
            <mi mathvariant="normal">⇒</mi>
            <mrow>
              <msub>
                <mi>F</mi>
                <mi mathvariant="italic">freq</mi>
              </msub>
              <mi mathvariant="normal">=</mi>
              <mrow>
                <mo stretchy="false">(</mo>
                <mtable>
                  <mtr>
                    <mtd>
                      <mn>0.0000</mn>
                    </mtd>
                    <mtd>
                      <mn>0.0000</mn>
                    </mtd>
                    <mtd>
                      <mn>0.4962</mn>
                    </mtd>
                    <mtd>
                      <mn>0.4960</mn>
                    </mtd>
                    <mtd>
                      <mn>0.0078</mn>
                    </mtd>
                  </mtr>
                </mtable>
                <mo stretchy="false">)</mo>
              </mrow>
            </mrow>
          </mrow>
        </mtd>
      </mtr>
    </mtable>
    <annotation encoding="StarMath 5.0">alignl {X0=1} drarrow  {F_freq = (matrix{0.4963 # 0.4959 # 0.0000 # 0.0000 # 0.0078})} newline
alignl {X0=3} drarrow  {F_freq = (matrix{ 0.0000 # 0.0000 # 0.4962 # 0.4960 # 0.0078})} </annotation>
  </semantics>
</math>
</file>

<file path=Object 11/content.xml><?xml version="1.0" encoding="utf-8"?>
<math xmlns="http://www.w3.org/1998/Math/MathML">
  <semantics>
    <mfenced open="" close="">
      <mtable>
        <mtr>
          <mtd>
            <mn>0</mn>
          </mtd>
          <mtd>
            <mn>0.5</mn>
          </mtd>
          <mtd>
            <mn>0</mn>
          </mtd>
          <mtd>
            <mn>0.5</mn>
          </mtd>
          <mtd>
            <mn>0</mn>
          </mtd>
        </mtr>
        <mtr>
          <mtd>
            <mn>0.5</mn>
          </mtd>
          <mtd>
            <mn>0</mn>
          </mtd>
          <mtd>
            <mn>0.5</mn>
          </mtd>
          <mtd>
            <mn>0</mn>
          </mtd>
          <mtd>
            <mn>0</mn>
          </mtd>
        </mtr>
        <mtr>
          <mtd>
            <mn>0</mn>
          </mtd>
          <mtd>
            <mn>0.5</mn>
          </mtd>
          <mtd>
            <mn>0</mn>
          </mtd>
          <mtd>
            <mn>0.5</mn>
          </mtd>
          <mtd>
            <mn>0</mn>
          </mtd>
        </mtr>
        <mtr>
          <mtd>
            <mn>0.5</mn>
          </mtd>
          <mtd>
            <mn>0</mn>
          </mtd>
          <mtd>
            <mn>0.5</mn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 matrix{
0#0.5#0#0.5#0##
0.5#0#0.5#0#0##
0#0.5#0#0.5#0##
0.5#0#0.5#0#0##
0#0#0#0#1
} right )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i mathvariant="italic">X0</mi>
                <mi mathvariant="normal">=</mi>
                <mn>1</mn>
              </mrow>
              <mi mathvariant="italic">et</mi>
              <mrow>
                <mi>N</mi>
                <mi mathvariant="normal">=</mi>
                <mn>100</mn>
              </mrow>
            </mrow>
            <mi mathvariant="normal">⇒</mi>
            <mfenced open="{" close="}">
              <mtable>
                <mtr>
                  <mtd>
                    <mrow>
                      <msub>
                        <mi>F</mi>
                        <mi mathvariant="italic">freq</mi>
                      </msub>
                      <mi mathvariant="normal">=</mi>
                      <mrow>
                        <mo stretchy="false">(</mo>
                        <mtable>
                          <mtr>
                            <mtd>
                              <mn>0.2479</mn>
                            </mtd>
                            <mtd>
                              <mn>0.2479</mn>
                            </mtd>
                            <mtd>
                              <mn>0.2477</mn>
                            </mtd>
                            <mtd>
                              <mn>0.2477</mn>
                            </mtd>
                            <mtd>
                              <mn>0.0087</mn>
                            </mtd>
                          </mtr>
                        </mtable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F</mi>
                        <mi mathvariant="italic">fin</mi>
                      </msub>
                      <mi mathvariant="normal">=</mi>
                      <mrow>
                        <mo stretchy="false">(</mo>
                        <mtable>
                          <mtr>
                            <mtd>
                              <mn>0.4924</mn>
                            </mtd>
                            <mtd>
                              <mn>0.0000</mn>
                            </mtd>
                            <mtd>
                              <mn>0.4917</mn>
                            </mtd>
                            <mtd>
                              <mn>0.0000</mn>
                            </mtd>
                            <mtd>
                              <mn>0.0159</mn>
                            </mtd>
                          </mtr>
                        </mtable>
                        <mo stretchy="false">)</mo>
                      </mrow>
                    </mrow>
                  </mtd>
                </mtr>
              </mtable>
            </mfenced>
          </mrow>
        </mtd>
      </mtr>
      <mtr>
        <mtd>
          <mrow>
            <mrow>
              <mrow>
                <mi mathvariant="italic">X0</mi>
                <mi mathvariant="normal">=</mi>
                <mn>1</mn>
              </mrow>
              <mi mathvariant="italic">et</mi>
              <mrow>
                <mi>N</mi>
                <mi mathvariant="normal">=</mi>
                <mn>101</mn>
              </mrow>
            </mrow>
            <mi mathvariant="normal">⇒</mi>
            <mfenced open="{" close="}">
              <mtable>
                <mtr>
                  <mtd>
                    <mrow>
                      <msub>
                        <mi>F</mi>
                        <mi mathvariant="italic">freq</mi>
                      </msub>
                      <mi mathvariant="normal">=</mi>
                      <mrow>
                        <mo stretchy="false">(</mo>
                        <mtable>
                          <mtr>
                            <mtd>
                              <mn>0.2454</mn>
                            </mtd>
                            <mtd>
                              <mn>0.2503</mn>
                            </mtd>
                            <mtd>
                              <mn>0.2453</mn>
                            </mtd>
                            <mtd>
                              <mn>0.2502</mn>
                            </mtd>
                            <mtd>
                              <mn>0.0088</mn>
                            </mtd>
                          </mtr>
                        </mtable>
                        <mo stretchy="false">)</mo>
                      </mrow>
                    </mrow>
                  </mtd>
                </mtr>
                <mtr>
                  <mtd>
                    <mrow>
                      <msub>
                        <mi>F</mi>
                        <mi mathvariant="italic">fin</mi>
                      </msub>
                      <mi mathvariant="normal">=</mi>
                      <mrow>
                        <mo stretchy="false">(</mo>
                        <mtable>
                          <mtr>
                            <mtd>
                              <mn>0.0000</mn>
                            </mtd>
                            <mtd>
                              <mn>0.4923</mn>
                            </mtd>
                            <mtd>
                              <mn>0.0000</mn>
                            </mtd>
                            <mtd>
                              <mn>0.4916</mn>
                            </mtd>
                            <mtd>
                              <mn>0.0161</mn>
                            </mtd>
                          </mtr>
                        </mtable>
                        <mo stretchy="false">)</mo>
                      </mrow>
                    </mrow>
                  </mtd>
                </mtr>
              </mtable>
            </mfenced>
          </mrow>
        </mtd>
      </mtr>
    </mtable>
    <annotation encoding="StarMath 5.0">alignl {{X0=1} et {N=100}} drarrow  left lbrace  {matrix{F_freq = (matrix{0.2479#0.2479#0.2477#0.2477#0.0087}) ##
F_fin = (matrix{0.4924#0.0000 # 0.4917 # 0.0000 # 0.0159})}}  right rbrace newline
alignl {{X0=1} et {N=101}} drarrow  left lbrace  {matrix{F_freq = (matrix{0.2454 # 0.2503 # 0.2453 # 0.2502 # 0.0088}) ##
F_fin = (matrix{ 0.0000 # 0.4923 # 0.0000 # 0.4916 #
 0.0161})}}  right rbrace newline
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2cm" svg:height="9.877cm" xlink:href="." chart:class="chart:bar" chart:style-name="ch1">
        <chart:title svg:x="5.062cm" svg:y="0.198cm" chart:style-name="ch2">
          <text:p>X0=1 Y0=1</text:p>
        </chart:title>
        <chart:legend chart:legend-position="end" svg:x="10.154cm" svg:y="4.094cm" chart:style-name="ch3"/>
        <chart:plot-area chart:style-name="ch4" chart:data-source-has-labels="both" svg:x="0.291cm" svg:y="0.898cm" svg:width="9.618cm" svg:height="8.58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293cm" svg:y="9.112cm" chart:style-name="ch6">
              <text:p>p</text:p>
            </chart:title>
            <chart:categories table:cell-range-address="local-table.$A$2:.$A$11"/>
          </chart:axis>
          <chart:axis chart:dimension="y" chart:name="primary-y" chart:style-name="ch7">
            <chart:title svg:x="0.247cm" svg:y="5.025cm" chart:style-name="ch8">
              <text:p>p'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11" chart:label-cell-address="local-table.$B$1" chart:class="chart:bar">
            <chart:data-point chart:repeated="10"/>
          </chart:series>
          <chart:series chart:style-name="ch12" chart:values-cell-range-address="local-table.$C$2:.$C$11" chart:label-cell-address="local-table.$C$1" chart:class="chart:bar">
            <chart:data-point chart:repeated="10"/>
          </chart:series>
          <chart:series chart:style-name="ch13" chart:values-cell-range-address="local-table.$D$2:.$D$11" chart:label-cell-address="local-table.$D$1" chart:class="chart:bar">
            <chart:data-point chart:repeated="10"/>
          </chart:series>
          <chart:series chart:style-name="ch14" chart:values-cell-range-address="local-table.$E$2:.$E$11" chart:label-cell-address="local-table.$E$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  <table:table-cell office:value-type="string">
                <text:p>1000000</text:p>
              </table:table-cell>
              <table:table-cell office:value-type="string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0,05</text:p>
              </table:table-cell>
              <table:table-cell office:value-type="float" office:value="0.955518">
                <text:p>0.955518</text:p>
              </table:table-cell>
              <table:table-cell office:value-type="float" office:value="0.964037">
                <text:p>0.964037</text:p>
              </table:table-cell>
              <table:table-cell office:value-type="float" office:value="0.956663">
                <text:p>0.956663</text:p>
              </table:table-cell>
              <table:table-cell office:value-type="float" office:value="0.952038">
                <text:p>0.952038</text:p>
              </table:table-cell>
            </table:table-row>
            <table:table-row>
              <table:table-cell office:value-type="string">
                <text:p>0,15</text:p>
              </table:table-cell>
              <table:table-cell office:value-type="float" office:value="0.94708">
                <text:p>0.94708</text:p>
              </table:table-cell>
              <table:table-cell office:value-type="float" office:value="0.958891">
                <text:p>0.958891</text:p>
              </table:table-cell>
              <table:table-cell office:value-type="float" office:value="0.94929">
                <text:p>0.94929</text:p>
              </table:table-cell>
              <table:table-cell office:value-type="float" office:value="0.945306">
                <text:p>0.945306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0.93416">
                <text:p>0.93416</text:p>
              </table:table-cell>
              <table:table-cell office:value-type="float" office:value="0.947678">
                <text:p>0.947678</text:p>
              </table:table-cell>
              <table:table-cell office:value-type="float" office:value="0.941139">
                <text:p>0.941139</text:p>
              </table:table-cell>
              <table:table-cell office:value-type="float" office:value="0.933659">
                <text:p>0.933659</text:p>
              </table:table-cell>
            </table:table-row>
            <table:table-row>
              <table:table-cell office:value-type="string">
                <text:p>0,35</text:p>
              </table:table-cell>
              <table:table-cell office:value-type="float" office:value="0.920205">
                <text:p>0.920205</text:p>
              </table:table-cell>
              <table:table-cell office:value-type="float" office:value="0.934525">
                <text:p>0.934525</text:p>
              </table:table-cell>
              <table:table-cell office:value-type="float" office:value="0.926673">
                <text:p>0.926673</text:p>
              </table:table-cell>
              <table:table-cell office:value-type="float" office:value="0.921934">
                <text:p>0.921934</text:p>
              </table:table-cell>
            </table:table-row>
            <table:table-row>
              <table:table-cell office:value-type="string">
                <text:p>0,45</text:p>
              </table:table-cell>
              <table:table-cell office:value-type="float" office:value="0.911775">
                <text:p>0.911775</text:p>
              </table:table-cell>
              <table:table-cell office:value-type="float" office:value="0.914409">
                <text:p>0.914409</text:p>
              </table:table-cell>
              <table:table-cell office:value-type="float" office:value="0.907126">
                <text:p>0.907126</text:p>
              </table:table-cell>
              <table:table-cell office:value-type="float" office:value="0.9014">
                <text:p>0.9014</text:p>
              </table:table-cell>
            </table:table-row>
            <table:table-row>
              <table:table-cell office:value-type="string">
                <text:p>0,55</text:p>
              </table:table-cell>
              <table:table-cell office:value-type="float" office:value="0.902274">
                <text:p>0.902274</text:p>
              </table:table-cell>
              <table:table-cell office:value-type="float" office:value="0.901517">
                <text:p>0.901517</text:p>
              </table:table-cell>
              <table:table-cell office:value-type="float" office:value="0.879215">
                <text:p>0.879215</text:p>
              </table:table-cell>
              <table:table-cell office:value-type="float" office:value="0.871126">
                <text:p>0.871126</text:p>
              </table:table-cell>
            </table:table-row>
            <table:table-row>
              <table:table-cell office:value-type="string">
                <text:p>0,65</text:p>
              </table:table-cell>
              <table:table-cell office:value-type="float" office:value="0.784627">
                <text:p>0.784627</text:p>
              </table:table-cell>
              <table:table-cell office:value-type="float" office:value="0.823301">
                <text:p>0.823301</text:p>
              </table:table-cell>
              <table:table-cell office:value-type="float" office:value="0.829193">
                <text:p>0.829193</text:p>
              </table:table-cell>
              <table:table-cell office:value-type="float" office:value="0.835345">
                <text:p>0.835345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0.540052">
                <text:p>0.540052</text:p>
              </table:table-cell>
              <table:table-cell office:value-type="float" office:value="0.65795">
                <text:p>0.65795</text:p>
              </table:table-cell>
              <table:table-cell office:value-type="float" office:value="0.644167">
                <text:p>0.644167</text:p>
              </table:table-cell>
              <table:table-cell office:value-type="float" office:value="0.679486">
                <text:p>0.679486</text:p>
              </table:table-cell>
            </table:table-row>
            <table:table-row>
              <table:table-cell office:value-type="string">
                <text:p>0,85</text:p>
              </table:table-cell>
              <table:table-cell office:value-type="float" office:value="0.282649">
                <text:p>0.282649</text:p>
              </table:table-cell>
              <table:table-cell office:value-type="float" office:value="0.368582">
                <text:p>0.368582</text:p>
              </table:table-cell>
              <table:table-cell office:value-type="float" office:value="0.338005">
                <text:p>0.338005</text:p>
              </table:table-cell>
              <table:table-cell office:value-type="float" office:value="0.355228">
                <text:p>0.355228</text:p>
              </table:table-cell>
            </table:table-row>
            <table:table-row>
              <table:table-cell office:value-type="string">
                <text:p>0,95</text:p>
              </table:table-cell>
              <table:table-cell office:value-type="float" office:value="0.078434">
                <text:p>0.078434</text:p>
              </table:table-cell>
              <table:table-cell office:value-type="float" office:value="0.087174">
                <text:p>0.087174</text:p>
              </table:table-cell>
              <table:table-cell office:value-type="float" office:value="0.086172">
                <text:p>0.086172</text:p>
              </table:table-cell>
              <table:table-cell office:value-type="float" office:value="0.095098">
                <text:p>0.0950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b3b3b3" fo:border-left="0.002cm solid #b3b3b3" fo:border-right="0.002cm solid #000000" fo:border-top="0.002cm solid #b3b3b3"/>
    </style:style>
    <style:style style:name="ce11" style:family="table-cell" style:parent-style-name="Default">
      <style:table-cell-properties fo:border-bottom="0.002cm solid #000000" fo:border-left="0.002cm solid #b3b3b3" fo:border-right="0.002cm solid #000000" fo:border-top="0.002cm solid #b3b3b3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b3b3b3" fo:border-left="0.002cm solid #000000" fo:border-right="0.002cm solid #b3b3b3" fo:border-top="0.002cm solid #000000"/>
    </style:style>
    <style:style style:name="ce4" style:family="table-cell" style:parent-style-name="Default">
      <style:table-cell-properties fo:border-bottom="0.002cm solid #b3b3b3" fo:border-left="0.002cm solid #000000" fo:border-right="0.002cm solid #b3b3b3" fo:border-top="0.002cm solid #b3b3b3"/>
    </style:style>
    <style:style style:name="ce5" style:family="table-cell" style:parent-style-name="Default">
      <style:table-cell-properties fo:border-bottom="0.002cm solid #000000" fo:border-left="0.002cm solid #000000" fo:border-right="0.002cm solid #b3b3b3" fo:border-top="0.002cm solid #b3b3b3"/>
    </style:style>
    <style:style style:name="ce6" style:family="table-cell" style:parent-style-name="Default">
      <style:table-cell-properties fo:border-bottom="0.002cm solid #b3b3b3" fo:border-left="0.002cm solid #b3b3b3" fo:border-right="0.002cm solid #b3b3b3" fo:border-top="0.002cm solid #000000"/>
    </style:style>
    <style:style style:name="ce7" style:family="table-cell" style:parent-style-name="Default">
      <style:table-cell-properties fo:border="0.002cm solid #b3b3b3"/>
    </style:style>
    <style:style style:name="ce8" style:family="table-cell" style:parent-style-name="Default">
      <style:table-cell-properties fo:border-bottom="0.002cm solid #000000" fo:border-left="0.002cm solid #b3b3b3" fo:border-right="0.002cm solid #b3b3b3" fo:border-top="0.002cm solid #b3b3b3"/>
    </style:style>
    <style:style style:name="ce9" style:family="table-cell" style:parent-style-name="Default">
      <style:table-cell-properties fo:border-bottom="0.002cm solid #b3b3b3" fo:border-left="0.002cm solid #b3b3b3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3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6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table:number-columns-spanned="4" table:number-rows-spanned="1">
            <text:p>Smax</text:p>
          </table:table-cell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table:number-columns-repeated="7"/>
          <table:table-cell table:style-name="ce2" office:value-type="float" office:value="10000">
            <text:p>1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10000000">
            <text:p>10000000</text:p>
          </table:table-cell>
        </table:table-row>
        <table:table-row table:style-name="ro1">
          <table:table-cell table:number-columns-repeated="5"/>
          <table:table-cell table:style-name="ce1" office:value-type="string" table:number-columns-spanned="1" table:number-rows-spanned="10">
            <text:p>p</text:p>
          </table:table-cell>
          <table:table-cell table:style-name="ce2" office:value-type="float" office:value="0.05">
            <text:p>0,05</text:p>
          </table:table-cell>
          <table:table-cell table:style-name="ce3" office:value-type="float" office:value="0.955518">
            <text:p>0,955518</text:p>
          </table:table-cell>
          <table:table-cell table:style-name="ce6" office:value-type="float" office:value="0.964037">
            <text:p>0,964037</text:p>
          </table:table-cell>
          <table:table-cell table:style-name="ce6" office:value-type="float" office:value="0.956663">
            <text:p>0,956663</text:p>
          </table:table-cell>
          <table:table-cell table:style-name="ce9" office:value-type="float" office:value="0.952038">
            <text:p>0,952038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15">
            <text:p>0,15</text:p>
          </table:table-cell>
          <table:table-cell table:style-name="ce4" office:value-type="float" office:value="0.94708">
            <text:p>0,94708</text:p>
          </table:table-cell>
          <table:table-cell table:style-name="ce7" office:value-type="float" office:value="0.958891">
            <text:p>0,958891</text:p>
          </table:table-cell>
          <table:table-cell table:style-name="ce7" office:value-type="float" office:value="0.94929">
            <text:p>0,94929</text:p>
          </table:table-cell>
          <table:table-cell table:style-name="ce10" office:value-type="float" office:value="0.945306">
            <text:p>0,945306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25">
            <text:p>0,25</text:p>
          </table:table-cell>
          <table:table-cell table:style-name="ce4" office:value-type="float" office:value="0.93416">
            <text:p>0,93416</text:p>
          </table:table-cell>
          <table:table-cell table:style-name="ce7" office:value-type="float" office:value="0.947678">
            <text:p>0,947678</text:p>
          </table:table-cell>
          <table:table-cell table:style-name="ce7" office:value-type="float" office:value="0.941139">
            <text:p>0,941139</text:p>
          </table:table-cell>
          <table:table-cell table:style-name="ce10" office:value-type="float" office:value="0.933659">
            <text:p>0,933659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35">
            <text:p>0,35</text:p>
          </table:table-cell>
          <table:table-cell table:style-name="ce4" office:value-type="float" office:value="0.920205">
            <text:p>0,920205</text:p>
          </table:table-cell>
          <table:table-cell table:style-name="ce7" office:value-type="float" office:value="0.934525">
            <text:p>0,934525</text:p>
          </table:table-cell>
          <table:table-cell table:style-name="ce7" office:value-type="float" office:value="0.926673">
            <text:p>0,926673</text:p>
          </table:table-cell>
          <table:table-cell table:style-name="ce10" office:value-type="float" office:value="0.921934">
            <text:p>0,921934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45">
            <text:p>0,45</text:p>
          </table:table-cell>
          <table:table-cell table:style-name="ce4" office:value-type="float" office:value="0.911775">
            <text:p>0,911775</text:p>
          </table:table-cell>
          <table:table-cell table:style-name="ce7" office:value-type="float" office:value="0.914409">
            <text:p>0,914409</text:p>
          </table:table-cell>
          <table:table-cell table:style-name="ce7" office:value-type="float" office:value="0.907126">
            <text:p>0,907126</text:p>
          </table:table-cell>
          <table:table-cell table:style-name="ce10" office:value-type="float" office:value="0.9014">
            <text:p>0,9014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55">
            <text:p>0,55</text:p>
          </table:table-cell>
          <table:table-cell table:style-name="ce4" office:value-type="float" office:value="0.902274">
            <text:p>0,902274</text:p>
          </table:table-cell>
          <table:table-cell table:style-name="ce7" office:value-type="float" office:value="0.901517">
            <text:p>0,901517</text:p>
          </table:table-cell>
          <table:table-cell table:style-name="ce7" office:value-type="float" office:value="0.879215">
            <text:p>0,879215</text:p>
          </table:table-cell>
          <table:table-cell table:style-name="ce10" office:value-type="float" office:value="0.871126">
            <text:p>0,871126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65">
            <text:p>0,65</text:p>
          </table:table-cell>
          <table:table-cell table:style-name="ce4" office:value-type="float" office:value="0.784627">
            <text:p>0,784627</text:p>
          </table:table-cell>
          <table:table-cell table:style-name="ce7" office:value-type="float" office:value="0.823301">
            <text:p>0,823301</text:p>
          </table:table-cell>
          <table:table-cell table:style-name="ce7" office:value-type="float" office:value="0.829193">
            <text:p>0,829193</text:p>
          </table:table-cell>
          <table:table-cell table:style-name="ce10" office:value-type="float" office:value="0.835345">
            <text:p>0,835345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75">
            <text:p>0,75</text:p>
          </table:table-cell>
          <table:table-cell table:style-name="ce4" office:value-type="float" office:value="0.540052">
            <text:p>0,540052</text:p>
          </table:table-cell>
          <table:table-cell table:style-name="ce7" office:value-type="float" office:value="0.65795">
            <text:p>0,65795</text:p>
          </table:table-cell>
          <table:table-cell table:style-name="ce7" office:value-type="float" office:value="0.644167">
            <text:p>0,644167</text:p>
          </table:table-cell>
          <table:table-cell table:style-name="ce10" office:value-type="float" office:value="0.679486">
            <text:p>0,679486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85">
            <text:p>0,85</text:p>
          </table:table-cell>
          <table:table-cell table:style-name="ce4" office:value-type="float" office:value="0.282649">
            <text:p>0,282649</text:p>
          </table:table-cell>
          <table:table-cell table:style-name="ce7" office:value-type="float" office:value="0.368582">
            <text:p>0,368582</text:p>
          </table:table-cell>
          <table:table-cell table:style-name="ce7" office:value-type="float" office:value="0.338005">
            <text:p>0,338005</text:p>
          </table:table-cell>
          <table:table-cell table:style-name="ce10" office:value-type="float" office:value="0.355228">
            <text:p>0,355228</text:p>
          </table:table-cell>
        </table:table-row>
        <table:table-row table:style-name="ro1">
          <table:table-cell table:number-columns-repeated="5"/>
          <table:covered-table-cell table:style-name="ce2"/>
          <table:table-cell table:style-name="ce2" office:value-type="float" office:value="0.95">
            <text:p>0,95</text:p>
          </table:table-cell>
          <table:table-cell table:style-name="ce5" office:value-type="float" office:value="0.078434">
            <text:p>0,078434</text:p>
          </table:table-cell>
          <table:table-cell table:style-name="ce8" office:value-type="float" office:value="0.087174">
            <text:p>0,087174</text:p>
          </table:table-cell>
          <table:table-cell table:style-name="ce8" office:value-type="float" office:value="0.086172">
            <text:p>0,086172</text:p>
          </table:table-cell>
          <table:table-cell table:style-name="ce11" office:value-type="float" office:value="0.095098">
            <text:p>0,095098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7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02cm solid #b3b3b3" fo:border-left="0.002cm solid #b3b3b3" fo:border-right="0.002cm solid #000000" fo:border-top="0.002cm solid #000000"/>
    </style:style>
    <style:style style:name="ce11" style:family="table-cell" style:parent-style-name="Default">
      <style:table-cell-properties fo:border-bottom="0.002cm solid #b3b3b3" fo:border-left="0.002cm solid #b3b3b3" fo:border-right="0.002cm solid #000000" fo:border-top="0.002cm solid #b3b3b3"/>
    </style:style>
    <style:style style:name="ce12" style:family="table-cell" style:parent-style-name="Default">
      <style:table-cell-properties fo:border-bottom="0.002cm solid #000000" fo:border-left="0.002cm solid #b3b3b3" fo:border-right="0.002cm solid #000000" fo:border-top="0.002cm solid #b3b3b3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b3b3b3" fo:border-left="0.002cm solid #000000" fo:border-right="0.002cm solid #b3b3b3" fo:border-top="0.002cm solid #000000"/>
    </style:style>
    <style:style style:name="ce4" style:family="table-cell" style:parent-style-name="Default">
      <style:table-cell-properties fo:border-bottom="0.002cm solid #b3b3b3" fo:border-left="0.002cm solid #000000" fo:border-right="0.002cm solid #b3b3b3" fo:border-top="0.002cm solid #b3b3b3"/>
    </style:style>
    <style:style style:name="ce5" style:family="table-cell" style:parent-style-name="Default">
      <style:table-cell-properties fo:border-bottom="0.002cm solid #000000" fo:border-left="0.002cm solid #000000" fo:border-right="0.002cm solid #b3b3b3" fo:border-top="0.002cm solid #b3b3b3"/>
    </style:style>
    <style:style style:name="ce6" style:family="table-cell" style:parent-style-name="Default">
      <style:table-cell-properties fo:border-bottom="0.002cm solid #b3b3b3" fo:border-left="0.002cm solid #b3b3b3" fo:border-right="0.002cm solid #b3b3b3" fo:border-top="0.002cm solid #000000"/>
    </style:style>
    <style:style style:name="ce7" style:family="table-cell" style:parent-style-name="Default">
      <style:table-cell-properties fo:border="0.002cm solid #b3b3b3"/>
    </style:style>
    <style:style style:name="ce8" style:family="table-cell" style:parent-style-name="Default">
      <style:table-cell-properties fo:border-bottom="0.002cm solid #000000" fo:border-left="0.002cm solid #b3b3b3" fo:border-right="0.002cm solid #b3b3b3" fo:border-top="0.002cm solid #b3b3b3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3" table:style-name="ta1" table:print="false"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8">
          <table:table-cell table:number-columns-repeated="28"/>
        </table:table-row>
        <table:table-row table:style-name="ro1">
          <table:table-cell table:number-columns-repeated="23"/>
          <table:table-cell table:style-name="ce1" office:value-type="string" table:number-columns-spanned="5" table:number-rows-spanned="1">
            <text:p>X0</text:p>
          </table:table-cell>
          <table:covered-table-cell table:style-name="ce2"/>
          <table:covered-table-cell table:style-name="ce2"/>
          <table:covered-table-cell table:style-name="ce2"/>
          <table:covered-table-cell/>
        </table:table-row>
        <table:table-row table:style-name="ro1">
          <table:table-cell table:number-columns-repeated="23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9" office:value-type="float" office:value="10">
            <text:p>10</text:p>
          </table:table-cell>
        </table:table-row>
        <table:table-row table:style-name="ro1">
          <table:table-cell table:number-columns-repeated="21"/>
          <table:table-cell table:style-name="ce1" office:value-type="string" table:number-columns-spanned="1" table:number-rows-spanned="5">
            <text:p>Y0</text:p>
          </table:table-cell>
          <table:table-cell table:style-name="ce2" office:value-type="float" office:value="10">
            <text:p>10</text:p>
          </table:table-cell>
          <table:table-cell table:style-name="ce3" office:value-type="float" office:value="0.937923">
            <text:p>0,937923</text:p>
          </table:table-cell>
          <table:table-cell table:style-name="ce6" office:value-type="float" office:value="0.917285">
            <text:p>0,917285</text:p>
          </table:table-cell>
          <table:table-cell table:style-name="ce6" office:value-type="float" office:value="0.914316">
            <text:p>0,914316</text:p>
          </table:table-cell>
          <table:table-cell table:style-name="ce6" office:value-type="float" office:value="0.910286">
            <text:p>0,910286</text:p>
          </table:table-cell>
          <table:table-cell table:style-name="ce10" office:value-type="float" office:value="0.910645">
            <text:p>0,910645</text:p>
          </table:table-cell>
        </table:table-row>
        <table:table-row table:style-name="ro1">
          <table:table-cell table:number-columns-repeated="21"/>
          <table:covered-table-cell table:style-name="ce2"/>
          <table:table-cell table:style-name="ce2" office:value-type="float" office:value="5">
            <text:p>5</text:p>
          </table:table-cell>
          <table:table-cell table:style-name="ce4" office:value-type="float" office:value="0.943529">
            <text:p>0,943529</text:p>
          </table:table-cell>
          <table:table-cell table:style-name="ce7" office:value-type="float" office:value="0.919551">
            <text:p>0,919551</text:p>
          </table:table-cell>
          <table:table-cell table:style-name="ce7" office:value-type="float" office:value="0.9164">
            <text:p>0,9164</text:p>
          </table:table-cell>
          <table:table-cell table:style-name="ce7" office:value-type="float" office:value="0.913457">
            <text:p>0,913457</text:p>
          </table:table-cell>
          <table:table-cell table:style-name="ce11" office:value-type="float" office:value="0.912487">
            <text:p>0,912487</text:p>
          </table:table-cell>
        </table:table-row>
        <table:table-row table:style-name="ro1">
          <table:table-cell table:number-columns-repeated="21"/>
          <table:covered-table-cell table:style-name="ce2"/>
          <table:table-cell table:style-name="ce2" office:value-type="float" office:value="2">
            <text:p>2</text:p>
          </table:table-cell>
          <table:table-cell table:style-name="ce4" office:value-type="float" office:value="0.95679">
            <text:p>0,95679</text:p>
          </table:table-cell>
          <table:table-cell table:style-name="ce7" office:value-type="float" office:value="0.925443">
            <text:p>0,925443</text:p>
          </table:table-cell>
          <table:table-cell table:style-name="ce7" office:value-type="float" office:value="0.919785">
            <text:p>0,919785</text:p>
          </table:table-cell>
          <table:table-cell table:style-name="ce7" office:value-type="float" office:value="0.916999">
            <text:p>0,916999</text:p>
          </table:table-cell>
          <table:table-cell table:style-name="ce11" office:value-type="float" office:value="0.912031">
            <text:p>0,912031</text:p>
          </table:table-cell>
        </table:table-row>
        <table:table-row table:style-name="ro1">
          <table:table-cell table:number-columns-repeated="21"/>
          <table:covered-table-cell table:style-name="ce2"/>
          <table:table-cell table:style-name="ce2" office:value-type="float" office:value="1">
            <text:p>1</text:p>
          </table:table-cell>
          <table:table-cell table:style-name="ce4" office:value-type="float" office:value="0.948255">
            <text:p>0,948255</text:p>
          </table:table-cell>
          <table:table-cell table:style-name="ce7" office:value-type="float" office:value="0.933659">
            <text:p>0,933659</text:p>
          </table:table-cell>
          <table:table-cell table:style-name="ce7" office:value-type="float" office:value="0.928171">
            <text:p>0,928171</text:p>
          </table:table-cell>
          <table:table-cell table:style-name="ce7" office:value-type="float" office:value="0.923066">
            <text:p>0,923066</text:p>
          </table:table-cell>
          <table:table-cell table:style-name="ce11" office:value-type="float" office:value="0.919043">
            <text:p>0,919043</text:p>
          </table:table-cell>
        </table:table-row>
        <table:table-row table:style-name="ro1">
          <table:table-cell table:number-columns-repeated="21"/>
          <table:covered-table-cell table:style-name="ce2"/>
          <table:table-cell table:style-name="ce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0.950977">
            <text:p>0,950977</text:p>
          </table:table-cell>
          <table:table-cell table:style-name="ce8" office:value-type="float" office:value="0.959154">
            <text:p>0,959154</text:p>
          </table:table-cell>
          <table:table-cell table:style-name="ce8" office:value-type="float" office:value="0.947298">
            <text:p>0,947298</text:p>
          </table:table-cell>
          <table:table-cell table:style-name="ce12" office:value-type="float" office:value="0.94084">
            <text:p>0,94084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7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auto-position="true"/>
      <style:text-properties fo:font-size="9pt" style:font-size-asian="9pt" style:font-size-complex="9pt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561cm" svg:height="9.348cm" xlink:href="." chart:class="chart:bar" chart:style-name="ch1">
        <chart:title svg:x="2.872cm" svg:y="0.187cm" chart:style-name="ch2">
          <text:p>p=0.25 Smax = 1000000</text:p>
        </chart:title>
        <chart:legend chart:legend-position="end" svg:x="9.382cm" svg:y="3.642cm" chart:style-name="ch3"/>
        <chart:plot-area chart:style-name="ch4" chart:data-source-has-labels="both" svg:x="0.221cm" svg:y="0.876cm" svg:width="8.341cm" svg:height="8.11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4.478cm" svg:y="8.605cm" chart:style-name="ch6">
              <text:p>X0</text:p>
            </chart:title>
            <chart:categories table:cell-range-address="local-table.$B$1:.$F$1"/>
          </chart:axis>
          <chart:axis chart:dimension="y" chart:name="primary-y" chart:style-name="ch7">
            <chart:title svg:x="0.212cm" svg:y="4.766cm" chart:style-name="ch8">
              <text:p>p'</text:p>
            </chart:title>
            <chart:grid chart:style-name="ch9" chart:class="major"/>
          </chart:axis>
          <chart:axis chart:dimension="z" chart:name="primary-z" chart:style-name="ch5">
            <chart:title svg:x="8.773cm" svg:y="8.049cm" chart:style-name="ch10">
              <text:p>Y0</text:p>
            </chart:title>
          </chart:axis>
          <chart:series chart:style-name="ch11" chart:values-cell-range-address="local-table.$B$2:.$F$2" chart:label-cell-address="local-table.$A$2" chart:class="chart:bar">
            <chart:data-point chart:repeated="5"/>
          </chart:series>
          <chart:series chart:style-name="ch12" chart:values-cell-range-address="local-table.$B$3:.$F$3" chart:label-cell-address="local-table.$A$3" chart:class="chart:bar">
            <chart:data-point chart:repeated="5"/>
          </chart:series>
          <chart:series chart:style-name="ch13" chart:values-cell-range-address="local-table.$B$4:.$F$4" chart:label-cell-address="local-table.$A$4" chart:class="chart:bar">
            <chart:data-point chart:repeated="5"/>
          </chart:series>
          <chart:series chart:style-name="ch14" chart:values-cell-range-address="local-table.$B$5:.$F$5" chart:label-cell-address="local-table.$A$5" chart:class="chart:bar">
            <chart:data-point chart:repeated="5"/>
          </chart:series>
          <chart:series chart:style-name="ch15" chart:values-cell-range-address="local-table.$B$6:.$F$6" chart:label-cell-address="local-table.$A$6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937923">
                <text:p>0.937923</text:p>
              </table:table-cell>
              <table:table-cell office:value-type="float" office:value="0.917285">
                <text:p>0.917285</text:p>
              </table:table-cell>
              <table:table-cell office:value-type="float" office:value="0.914316">
                <text:p>0.914316</text:p>
              </table:table-cell>
              <table:table-cell office:value-type="float" office:value="0.910286">
                <text:p>0.910286</text:p>
              </table:table-cell>
              <table:table-cell office:value-type="float" office:value="0.910645">
                <text:p>0.910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3529">
                <text:p>0.943529</text:p>
              </table:table-cell>
              <table:table-cell office:value-type="float" office:value="0.919551">
                <text:p>0.919551</text:p>
              </table:table-cell>
              <table:table-cell office:value-type="float" office:value="0.9164">
                <text:p>0.9164</text:p>
              </table:table-cell>
              <table:table-cell office:value-type="float" office:value="0.913457">
                <text:p>0.913457</text:p>
              </table:table-cell>
              <table:table-cell office:value-type="float" office:value="0.912487">
                <text:p>0.912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679">
                <text:p>0.95679</text:p>
              </table:table-cell>
              <table:table-cell office:value-type="float" office:value="0.925443">
                <text:p>0.925443</text:p>
              </table:table-cell>
              <table:table-cell office:value-type="float" office:value="0.919785">
                <text:p>0.919785</text:p>
              </table:table-cell>
              <table:table-cell office:value-type="float" office:value="0.916999">
                <text:p>0.916999</text:p>
              </table:table-cell>
              <table:table-cell office:value-type="float" office:value="0.912031">
                <text:p>0.91203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948255">
                <text:p>0.948255</text:p>
              </table:table-cell>
              <table:table-cell office:value-type="float" office:value="0.933659">
                <text:p>0.933659</text:p>
              </table:table-cell>
              <table:table-cell office:value-type="float" office:value="0.928171">
                <text:p>0.928171</text:p>
              </table:table-cell>
              <table:table-cell office:value-type="float" office:value="0.923066">
                <text:p>0.923066</text:p>
              </table:table-cell>
              <table:table-cell office:value-type="float" office:value="0.919043">
                <text:p>0.91904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50977">
                <text:p>0.950977</text:p>
              </table:table-cell>
              <table:table-cell office:value-type="float" office:value="0.959154">
                <text:p>0.959154</text:p>
              </table:table-cell>
              <table:table-cell office:value-type="float" office:value="0.947298">
                <text:p>0.947298</text:p>
              </table:table-cell>
              <table:table-cell office:value-type="float" office:value="0.94084">
                <text:p>0.9408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738cm" svg:height="9.288cm" xlink:href="." chart:class="chart:bar" chart:style-name="ch1">
        <chart:title svg:x="4.771cm" svg:y="0.186cm" chart:style-name="ch2">
          <text:p>X0=1 Y0=1</text:p>
        </chart:title>
        <chart:legend chart:legend-position="end" svg:x="9.584cm" svg:y="3.8cm" chart:style-name="ch3"/>
        <chart:plot-area chart:style-name="ch4" chart:data-source-has-labels="both" svg:x="0.267cm" svg:y="0.874cm" svg:width="9.084cm" svg:height="8.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002cm" svg:y="8.547cm" chart:style-name="ch6">
              <text:p>p</text:p>
            </chart:title>
            <chart:categories table:cell-range-address="local-table.$A$2:.$A$11"/>
          </chart:axis>
          <chart:axis chart:dimension="y" chart:name="primary-y" chart:style-name="ch7">
            <chart:title svg:x="0.235cm" svg:y="4.737cm" chart:style-name="ch8">
              <text:p>p'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11" chart:label-cell-address="local-table.$B$1" chart:class="chart:bar">
            <chart:data-point chart:repeated="10"/>
          </chart:series>
          <chart:series chart:style-name="ch12" chart:values-cell-range-address="local-table.$C$2:.$C$11" chart:label-cell-address="local-table.$C$1" chart:class="chart:bar">
            <chart:data-point chart:repeated="10"/>
          </chart:series>
          <chart:series chart:style-name="ch13" chart:values-cell-range-address="local-table.$D$2:.$D$11" chart:label-cell-address="local-table.$D$1" chart:class="chart:bar">
            <chart:data-point chart:repeated="10"/>
          </chart:series>
          <chart:series chart:style-name="ch14" chart:values-cell-range-address="local-table.$E$2:.$E$11" chart:label-cell-address="local-table.$E$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  <table:table-cell office:value-type="string">
                <text:p>1000000</text:p>
              </table:table-cell>
              <table:table-cell office:value-type="string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0,05</text:p>
              </table:table-cell>
              <table:table-cell office:value-type="float" office:value="9.568947">
                <text:p>9.568947</text:p>
              </table:table-cell>
              <table:table-cell office:value-type="float" office:value="32.652929">
                <text:p>32.652929</text:p>
              </table:table-cell>
              <table:table-cell office:value-type="float" office:value="1966.982983">
                <text:p>1966.982983</text:p>
              </table:table-cell>
              <table:table-cell office:value-type="float" office:value="8644.396846">
                <text:p>8644.396846</text:p>
              </table:table-cell>
            </table:table-row>
            <table:table-row>
              <table:table-cell office:value-type="string">
                <text:p>0,15</text:p>
              </table:table-cell>
              <table:table-cell office:value-type="float" office:value="12.230693">
                <text:p>12.230693</text:p>
              </table:table-cell>
              <table:table-cell office:value-type="float" office:value="39.757151">
                <text:p>39.757151</text:p>
              </table:table-cell>
              <table:table-cell office:value-type="float" office:value="2251.937398">
                <text:p>2251.937398</text:p>
              </table:table-cell>
              <table:table-cell office:value-type="float" office:value="8495.895702">
                <text:p>8495.895702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7.544158">
                <text:p>17.544158</text:p>
              </table:table-cell>
              <table:table-cell office:value-type="float" office:value="55.870335">
                <text:p>55.870335</text:p>
              </table:table-cell>
              <table:table-cell office:value-type="float" office:value="2424.931557">
                <text:p>2424.931557</text:p>
              </table:table-cell>
              <table:table-cell office:value-type="float" office:value="8948.881766">
                <text:p>8948.881766</text:p>
              </table:table-cell>
            </table:table-row>
            <table:table-row>
              <table:table-cell office:value-type="string">
                <text:p>0,35</text:p>
              </table:table-cell>
              <table:table-cell office:value-type="float" office:value="33.150113">
                <text:p>33.150113</text:p>
              </table:table-cell>
              <table:table-cell office:value-type="float" office:value="79.572945">
                <text:p>79.572945</text:p>
              </table:table-cell>
              <table:table-cell office:value-type="float" office:value="2878.079466">
                <text:p>2878.079466</text:p>
              </table:table-cell>
              <table:table-cell office:value-type="float" office:value="10141.061627">
                <text:p>10141.061627</text:p>
              </table:table-cell>
            </table:table-row>
            <table:table-row>
              <table:table-cell office:value-type="string">
                <text:p>0,45</text:p>
              </table:table-cell>
              <table:table-cell office:value-type="float" office:value="87.877603">
                <text:p>87.877603</text:p>
              </table:table-cell>
              <table:table-cell office:value-type="float" office:value="168.42204">
                <text:p>168.42204</text:p>
              </table:table-cell>
              <table:table-cell office:value-type="float" office:value="3167.610427">
                <text:p>3167.610427</text:p>
              </table:table-cell>
              <table:table-cell office:value-type="float" office:value="11176.289711">
                <text:p>11176.289711</text:p>
              </table:table-cell>
            </table:table-row>
            <table:table-row>
              <table:table-cell office:value-type="string">
                <text:p>0,55</text:p>
              </table:table-cell>
              <table:table-cell office:value-type="float" office:value="222.381011">
                <text:p>222.381011</text:p>
              </table:table-cell>
              <table:table-cell office:value-type="float" office:value="834.254795">
                <text:p>834.254795</text:p>
              </table:table-cell>
              <table:table-cell office:value-type="float" office:value="4251.539851">
                <text:p>4251.539851</text:p>
              </table:table-cell>
              <table:table-cell office:value-type="float" office:value="14775.850095">
                <text:p>14775.850095</text:p>
              </table:table-cell>
            </table:table-row>
            <table:table-row>
              <table:table-cell office:value-type="string">
                <text:p>0,65</text:p>
              </table:table-cell>
              <table:table-cell office:value-type="float" office:value="366.833834">
                <text:p>366.833834</text:p>
              </table:table-cell>
              <table:table-cell office:value-type="float" office:value="1507.560518">
                <text:p>1507.560518</text:p>
              </table:table-cell>
              <table:table-cell office:value-type="float" office:value="20952.209109">
                <text:p>20952.209109</text:p>
              </table:table-cell>
              <table:table-cell office:value-type="float" office:value="25787.676889">
                <text:p>25787.676889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325.721869">
                <text:p>325.721869</text:p>
              </table:table-cell>
              <table:table-cell office:value-type="float" office:value="1401.563158">
                <text:p>1401.563158</text:p>
              </table:table-cell>
              <table:table-cell office:value-type="float" office:value="32300.310287">
                <text:p>32300.310287</text:p>
              </table:table-cell>
              <table:table-cell office:value-type="float" office:value="179850.529563">
                <text:p>179850.529563</text:p>
              </table:table-cell>
            </table:table-row>
            <table:table-row>
              <table:table-cell office:value-type="string">
                <text:p>0,85</text:p>
              </table:table-cell>
              <table:table-cell office:value-type="float" office:value="236.941192">
                <text:p>236.941192</text:p>
              </table:table-cell>
              <table:table-cell office:value-type="float" office:value="1572.047871">
                <text:p>1572.047871</text:p>
              </table:table-cell>
              <table:table-cell office:value-type="float" office:value="31130.451794">
                <text:p>31130.451794</text:p>
              </table:table-cell>
              <table:table-cell office:value-type="float" office:value="183363.344208">
                <text:p>183363.344208</text:p>
              </table:table-cell>
            </table:table-row>
            <table:table-row>
              <table:table-cell office:value-type="string">
                <text:p>0,95</text:p>
              </table:table-cell>
              <table:table-cell office:value-type="float" office:value="182.623568">
                <text:p>182.623568</text:p>
              </table:table-cell>
              <table:table-cell office:value-type="float" office:value="1318.702821">
                <text:p>1318.702821</text:p>
              </table:table-cell>
              <table:table-cell office:value-type="float" office:value="20145.510199">
                <text:p>20145.510199</text:p>
              </table:table-cell>
              <table:table-cell office:value-type="float" office:value="179128.276717">
                <text:p>179128.2767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71cm" svg:height="9.096cm" xlink:href="." chart:class="chart:bar" chart:style-name="ch1">
        <chart:title svg:x="2.609cm" svg:y="0.182cm" chart:style-name="ch2">
          <text:p>p=0.25 Smax=1000000</text:p>
        </chart:title>
        <chart:legend chart:legend-position="end" svg:x="8.608cm" svg:y="3.516cm" chart:style-name="ch3"/>
        <chart:plot-area chart:style-name="ch4" chart:data-source-has-labels="both" svg:x="0.195cm" svg:y="0.866cm" svg:width="8.219cm" svg:height="7.8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series chart:style-name="ch12" chart:values-cell-range-address="local-table.$F$2:.$F$6" chart:label-cell-address="local-table.$F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0765.524853">
                <text:p>10765.524853</text:p>
              </table:table-cell>
              <table:table-cell office:value-type="float" office:value="12674.845403">
                <text:p>12674.845403</text:p>
              </table:table-cell>
              <table:table-cell office:value-type="float" office:value="13623.582979">
                <text:p>13623.582979</text:p>
              </table:table-cell>
              <table:table-cell office:value-type="float" office:value="14628.26075">
                <text:p>14628.26075</text:p>
              </table:table-cell>
              <table:table-cell office:value-type="float" office:value="15830.765083">
                <text:p>15830.765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36.02847">
                <text:p>8836.02847</text:p>
              </table:table-cell>
              <table:table-cell office:value-type="float" office:value="12953.961839">
                <text:p>12953.961839</text:p>
              </table:table-cell>
              <table:table-cell office:value-type="float" office:value="12584.139394">
                <text:p>12584.139394</text:p>
              </table:table-cell>
              <table:table-cell office:value-type="float" office:value="14329.860862">
                <text:p>14329.860862</text:p>
              </table:table-cell>
              <table:table-cell office:value-type="float" office:value="14249.166398">
                <text:p>14249.1663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15.846397">
                <text:p>6315.846397</text:p>
              </table:table-cell>
              <table:table-cell office:value-type="float" office:value="11713.222683">
                <text:p>11713.222683</text:p>
              </table:table-cell>
              <table:table-cell office:value-type="float" office:value="14181.098323">
                <text:p>14181.098323</text:p>
              </table:table-cell>
              <table:table-cell office:value-type="float" office:value="13641.940398">
                <text:p>13641.940398</text:p>
              </table:table-cell>
              <table:table-cell office:value-type="float" office:value="13066.582191">
                <text:p>13066.58219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414.412504">
                <text:p>4414.412504</text:p>
              </table:table-cell>
              <table:table-cell office:value-type="float" office:value="8948.881766">
                <text:p>8948.881766</text:p>
              </table:table-cell>
              <table:table-cell office:value-type="float" office:value="10595.934789">
                <text:p>10595.934789</text:p>
              </table:table-cell>
              <table:table-cell office:value-type="float" office:value="11622.718295">
                <text:p>11622.718295</text:p>
              </table:table-cell>
              <table:table-cell office:value-type="float" office:value="12832.058109">
                <text:p>12832.05810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5.762717">
                <text:p>4565.762717</text:p>
              </table:table-cell>
              <table:table-cell office:value-type="float" office:value="5688.152641">
                <text:p>5688.152641</text:p>
              </table:table-cell>
              <table:table-cell office:value-type="float" office:value="8348.600014">
                <text:p>8348.600014</text:p>
              </table:table-cell>
              <table:table-cell office:value-type="float" office:value="9175.158553">
                <text:p>9175.1585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92cm" svg:height="11.911cm" xlink:href="." chart:class="chart:line" chart:style-name="ch1">
        <chart:title svg:x="1.98cm" svg:y="0.239cm" chart:style-name="ch2">
          <text:p>lmoyen = f(k), Smax=100000, N=300000, p=0.25</text:p>
        </chart:title>
        <chart:legend chart:legend-position="end" svg:x="11.348cm" svg:y="5.673cm" chart:style-name="ch3"/>
        <chart:plot-area chart:style-name="ch4" chart:data-source-has-labels="both" svg:x="0.341cm" svg:y="0.98cm" svg:width="10.737cm" svg:height="10.418cm">
          <chart:axis chart:dimension="x" chart:name="primary-x" chart:style-name="ch5">
            <chart:title svg:x="5.915cm" svg:y="11.064cm" chart:style-name="ch6">
              <text:p>k</text:p>
            </chart:title>
            <chart:categories table:cell-range-address="local-table.$A$2:.$A$51"/>
          </chart:axis>
          <chart:axis chart:dimension="y" chart:name="primary-y" chart:style-name="ch5">
            <chart:title svg:x="0.272cm" svg:y="6.432cm" chart:style-name="ch7">
              <text:p>lmoyen</text:p>
            </chart:title>
            <chart:grid chart:style-name="ch8" chart:class="major"/>
          </chart:axis>
          <chart:series chart:style-name="ch9" chart:values-cell-range-address="local-table.$B$2:.$B$51" chart:label-cell-address="local-table.$B$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746927">
                <text:p>64.7469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093426">
                <text:p>120.093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.325138">
                <text:p>141.325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002259">
                <text:p>173.002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.460876">
                <text:p>167.460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.654632">
                <text:p>206.65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7769">
                <text:p>203.7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.739374">
                <text:p>220.73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.392646">
                <text:p>240.392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.013203">
                <text:p>224.013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.340859">
                <text:p>237.340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83325">
                <text:p>249.83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.826253">
                <text:p>259.826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.378654">
                <text:p>282.378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.526085">
                <text:p>359.52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.702256">
                <text:p>247.70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.39946">
                <text:p>260.39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.980054">
                <text:p>276.980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.436613">
                <text:p>362.436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.051172">
                <text:p>333.051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1.520962">
                <text:p>341.520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8.024065">
                <text:p>408.024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6.326211">
                <text:p>396.326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8.277584">
                <text:p>428.277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2.485914">
                <text:p>442.485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6.6671">
                <text:p>476.6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.294181">
                <text:p>487.294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8.008422">
                <text:p>498.008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.792514">
                <text:p>525.792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0.368527">
                <text:p>560.36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.153675">
                <text:p>566.153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.783806">
                <text:p>601.78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1.339644">
                <text:p>601.339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9.051637">
                <text:p>569.051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2.741155">
                <text:p>662.741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0.961906">
                <text:p>690.9619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1.945823">
                <text:p>711.945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7.64612">
                <text:p>737.64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5.779271">
                <text:p>755.779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.915354">
                <text:p>795.915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8.784714">
                <text:p>808.784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1.900316">
                <text:p>851.900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5.998283">
                <text:p>875.998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8.131374">
                <text:p>898.131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5.345245">
                <text:p>935.345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2.950269">
                <text:p>952.950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5.222692">
                <text:p>995.222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5.3652">
                <text:p>1035.3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4.192288">
                <text:p>1064.192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2.463198">
                <text:p>1072.46319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math xmlns="http://www.w3.org/1998/Math/MathML">
  <semantics>
    <mfenced open="" close="">
      <mtable>
        <mtr>
          <mtd>
            <mn>0.1</mn>
          </mtd>
          <mtd>
            <mn>0.4</mn>
          </mtd>
          <mtd>
            <mn>0.2</mn>
          </mtd>
          <mtd>
            <mn>0.05</mn>
          </mtd>
          <mtd>
            <mn>0.25</mn>
          </mtd>
        </mtr>
        <mtr>
          <mtd>
            <mn>0.6</mn>
          </mtd>
          <mtd>
            <mn>0.2</mn>
          </mtd>
          <mtd>
            <mn>0.05</mn>
          </mtd>
          <mtd>
            <mn>0.05</mn>
          </mtd>
          <mtd>
            <mn>0.1</mn>
          </mtd>
        </mtr>
        <mtr>
          <mtd>
            <mn>0.1</mn>
          </mtd>
          <mtd>
            <mn>0.2</mn>
          </mtd>
          <mtd>
            <mn>0.2</mn>
          </mtd>
          <mtd>
            <mn>0.3</mn>
          </mtd>
          <mtd>
            <mn>0.2</mn>
          </mtd>
        </mtr>
        <mtr>
          <mtd>
            <mn>0.05</mn>
          </mtd>
          <mtd>
            <mn>0.2</mn>
          </mtd>
          <mtd>
            <mn>0.4</mn>
          </mtd>
          <mtd>
            <mn>0.25</mn>
          </mtd>
          <mtd>
            <mn>0.1</mn>
          </mtd>
        </mtr>
        <mtr>
          <mtd>
            <mn>0.2</mn>
          </mtd>
          <mtd>
            <mn>0.2</mn>
          </mtd>
          <mtd>
            <mn>0.2</mn>
          </mtd>
          <mtd>
            <mn>0.05</mn>
          </mtd>
          <mtd>
            <mn>0.35</mn>
          </mtd>
        </mtr>
      </mtable>
    </mfenced>
    <annotation encoding="StarMath 5.0">left (  matrix{
0.1#0.4#0.2#0.05#0.25##
0.6#0.2#0.05#0.05#0.1##
0.1#0.2#0.2#0.3#0.2##
0.05# 0.2# 0.4# 0.25# 0.1##
0.2# 0.2# 0.2# 0.05# 0.35} right )</annotation>
  </semantics>
</math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fals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09cm" svg:height="12.121cm" xlink:href="." chart:class="chart:line" chart:style-name="ch1">
        <chart:title svg:x="4.884cm" svg:y="0.243cm" chart:style-name="ch2">
          <text:p>p'=f(k,Smax)</text:p>
        </chart:title>
        <chart:legend chart:legend-position="end" svg:x="10.46cm" svg:y="5.028cm" chart:style-name="ch3"/>
        <chart:plot-area chart:style-name="ch4" chart:data-source-has-labels="both" svg:x="0.246cm" svg:y="0.988cm" svg:width="9.969cm" svg:height="10.608cm">
          <chart:axis chart:dimension="x" chart:name="primary-x" chart:style-name="ch5">
            <chart:title svg:x="5.15cm" svg:y="11.266cm" chart:style-name="ch6">
              <text:p>k</text:p>
            </chart:title>
            <chart:categories table:cell-range-address="local-table.$A$2:.$A$5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51" chart:label-cell-address="local-table.$B$1" chart:class="chart:line">
            <chart:data-point chart:repeated="50"/>
          </chart:series>
          <chart:series chart:style-name="ch9" chart:values-cell-range-address="local-table.$C$2:.$C$51" chart:label-cell-address="local-table.$C$1" chart:class="chart:line">
            <chart:data-point chart:repeated="50"/>
          </chart:series>
          <chart:series chart:style-name="ch10" chart:values-cell-range-address="local-table.$D$2:.$D$51" chart:label-cell-address="local-table.$D$1" chart:class="chart:line">
            <chart:data-point chart:repeated="50"/>
          </chart:series>
          <chart:series chart:style-name="ch11" chart:values-cell-range-address="local-table.$E$2:.$E$51" chart:label-cell-address="local-table.$E$1" chart:class="chart:line">
            <chart:data-point chart:repeated="50"/>
          </chart:series>
          <chart:series chart:style-name="ch12" chart:values-cell-range-address="local-table.$F$2:.$F$51" chart:label-cell-address="local-table.$F$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6113">
                <text:p>0.406113</text:p>
              </table:table-cell>
              <table:table-cell office:value-type="float" office:value="0.521104">
                <text:p>0.521104</text:p>
              </table:table-cell>
              <table:table-cell office:value-type="float" office:value="0.573587">
                <text:p>0.573587</text:p>
              </table:table-cell>
              <table:table-cell office:value-type="float" office:value="0.601803">
                <text:p>0.601803</text:p>
              </table:table-cell>
              <table:table-cell office:value-type="float" office:value="0.645882">
                <text:p>0.6458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936">
                <text:p>0.157936</text:p>
              </table:table-cell>
              <table:table-cell office:value-type="float" office:value="0.326354">
                <text:p>0.326354</text:p>
              </table:table-cell>
              <table:table-cell office:value-type="float" office:value="0.413548">
                <text:p>0.413548</text:p>
              </table:table-cell>
              <table:table-cell office:value-type="float" office:value="0.457845">
                <text:p>0.457845</text:p>
              </table:table-cell>
              <table:table-cell office:value-type="float" office:value="0.51097">
                <text:p>0.51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875">
                <text:p>0.066875</text:p>
              </table:table-cell>
              <table:table-cell office:value-type="float" office:value="0.225658">
                <text:p>0.225658</text:p>
              </table:table-cell>
              <table:table-cell office:value-type="float" office:value="0.327288">
                <text:p>0.327288</text:p>
              </table:table-cell>
              <table:table-cell office:value-type="float" office:value="0.378213">
                <text:p>0.378213</text:p>
              </table:table-cell>
              <table:table-cell office:value-type="float" office:value="0.445544">
                <text:p>0.44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04">
                <text:p>0.020804</text:p>
              </table:table-cell>
              <table:table-cell office:value-type="float" office:value="0.161956">
                <text:p>0.161956</text:p>
              </table:table-cell>
              <table:table-cell office:value-type="float" office:value="0.270589">
                <text:p>0.270589</text:p>
              </table:table-cell>
              <table:table-cell office:value-type="float" office:value="0.330166">
                <text:p>0.330166</text:p>
              </table:table-cell>
              <table:table-cell office:value-type="float" office:value="0.403271">
                <text:p>0.403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086">
                <text:p>0.008086</text:p>
              </table:table-cell>
              <table:table-cell office:value-type="float" office:value="0.118249">
                <text:p>0.118249</text:p>
              </table:table-cell>
              <table:table-cell office:value-type="float" office:value="0.230723">
                <text:p>0.230723</text:p>
              </table:table-cell>
              <table:table-cell office:value-type="float" office:value="0.292936">
                <text:p>0.292936</text:p>
              </table:table-cell>
              <table:table-cell office:value-type="float" office:value="0.369163">
                <text:p>0.369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26">
                <text:p>0.001426</text:p>
              </table:table-cell>
              <table:table-cell office:value-type="float" office:value="0.084827">
                <text:p>0.084827</text:p>
              </table:table-cell>
              <table:table-cell office:value-type="float" office:value="0.200788">
                <text:p>0.200788</text:p>
              </table:table-cell>
              <table:table-cell office:value-type="float" office:value="0.266969">
                <text:p>0.266969</text:p>
              </table:table-cell>
              <table:table-cell office:value-type="float" office:value="0.345358">
                <text:p>0.345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62">
                <text:p>0.000462</text:p>
              </table:table-cell>
              <table:table-cell office:value-type="float" office:value="0.061126">
                <text:p>0.061126</text:p>
              </table:table-cell>
              <table:table-cell office:value-type="float" office:value="0.175592">
                <text:p>0.175592</text:p>
              </table:table-cell>
              <table:table-cell office:value-type="float" office:value="0.244248">
                <text:p>0.244248</text:p>
              </table:table-cell>
              <table:table-cell office:value-type="float" office:value="0.325348">
                <text:p>0.325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7">
                <text:p>0.000007</text:p>
              </table:table-cell>
              <table:table-cell office:value-type="float" office:value="0.043382">
                <text:p>0.043382</text:p>
              </table:table-cell>
              <table:table-cell office:value-type="float" office:value="0.153483">
                <text:p>0.153483</text:p>
              </table:table-cell>
              <table:table-cell office:value-type="float" office:value="0.223883">
                <text:p>0.223883</text:p>
              </table:table-cell>
              <table:table-cell office:value-type="float" office:value="0.306615">
                <text:p>0.306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1413">
                <text:p>0.031413</text:p>
              </table:table-cell>
              <table:table-cell office:value-type="float" office:value="0.137187">
                <text:p>0.137187</text:p>
              </table:table-cell>
              <table:table-cell office:value-type="float" office:value="0.208408">
                <text:p>0.208408</text:p>
              </table:table-cell>
              <table:table-cell office:value-type="float" office:value="0.291699">
                <text:p>0.29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1722">
                <text:p>0.021722</text:p>
              </table:table-cell>
              <table:table-cell office:value-type="float" office:value="0.122376">
                <text:p>0.122376</text:p>
              </table:table-cell>
              <table:table-cell office:value-type="float" office:value="0.195059">
                <text:p>0.195059</text:p>
              </table:table-cell>
              <table:table-cell office:value-type="float" office:value="0.283063">
                <text:p>0.28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15355">
                <text:p>0.015355</text:p>
              </table:table-cell>
              <table:table-cell office:value-type="float" office:value="0.110111">
                <text:p>0.110111</text:p>
              </table:table-cell>
              <table:table-cell office:value-type="float" office:value="0.182868">
                <text:p>0.182868</text:p>
              </table:table-cell>
              <table:table-cell office:value-type="float" office:value="0.267516">
                <text:p>0.267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99792">
                <text:p>0.099792</text:p>
              </table:table-cell>
              <table:table-cell office:value-type="float" office:value="0.173685">
                <text:p>0.173685</text:p>
              </table:table-cell>
              <table:table-cell office:value-type="float" office:value="0.255426">
                <text:p>0.255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7389">
                <text:p>0.007389</text:p>
              </table:table-cell>
              <table:table-cell office:value-type="float" office:value="0.090801">
                <text:p>0.090801</text:p>
              </table:table-cell>
              <table:table-cell office:value-type="float" office:value="0.163952">
                <text:p>0.163952</text:p>
              </table:table-cell>
              <table:table-cell office:value-type="float" office:value="0.247995">
                <text:p>0.247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5013">
                <text:p>0.005013</text:p>
              </table:table-cell>
              <table:table-cell office:value-type="float" office:value="0.081309">
                <text:p>0.081309</text:p>
              </table:table-cell>
              <table:table-cell office:value-type="float" office:value="0.153675">
                <text:p>0.153675</text:p>
              </table:table-cell>
              <table:table-cell office:value-type="float" office:value="0.239085">
                <text:p>0.239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3698">
                <text:p>0.003698</text:p>
              </table:table-cell>
              <table:table-cell office:value-type="float" office:value="0.072611">
                <text:p>0.072611</text:p>
              </table:table-cell>
              <table:table-cell office:value-type="float" office:value="0.145306">
                <text:p>0.145306</text:p>
              </table:table-cell>
              <table:table-cell office:value-type="float" office:value="0.228568">
                <text:p>0.228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2298">
                <text:p>0.002298</text:p>
              </table:table-cell>
              <table:table-cell office:value-type="float" office:value="0.065238">
                <text:p>0.065238</text:p>
              </table:table-cell>
              <table:table-cell office:value-type="float" office:value="0.139456">
                <text:p>0.139456</text:p>
              </table:table-cell>
              <table:table-cell office:value-type="float" office:value="0.224147">
                <text:p>0.224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1572">
                <text:p>0.001572</text:p>
              </table:table-cell>
              <table:table-cell office:value-type="float" office:value="0.056927">
                <text:p>0.056927</text:p>
              </table:table-cell>
              <table:table-cell office:value-type="float" office:value="0.131377">
                <text:p>0.131377</text:p>
              </table:table-cell>
              <table:table-cell office:value-type="float" office:value="0.216826">
                <text:p>0.216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889">
                <text:p>0.000889</text:p>
              </table:table-cell>
              <table:table-cell office:value-type="float" office:value="0.051579">
                <text:p>0.051579</text:p>
              </table:table-cell>
              <table:table-cell office:value-type="float" office:value="0.125625">
                <text:p>0.125625</text:p>
              </table:table-cell>
              <table:table-cell office:value-type="float" office:value="0.210641">
                <text:p>0.210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645">
                <text:p>0.000645</text:p>
              </table:table-cell>
              <table:table-cell office:value-type="float" office:value="0.045163">
                <text:p>0.045163</text:p>
              </table:table-cell>
              <table:table-cell office:value-type="float" office:value="0.119717">
                <text:p>0.119717</text:p>
              </table:table-cell>
              <table:table-cell office:value-type="float" office:value="0.204548">
                <text:p>0.204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339">
                <text:p>0.000339</text:p>
              </table:table-cell>
              <table:table-cell office:value-type="float" office:value="0.040023">
                <text:p>0.040023</text:p>
              </table:table-cell>
              <table:table-cell office:value-type="float" office:value="0.11541">
                <text:p>0.11541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212">
                <text:p>0.000212</text:p>
              </table:table-cell>
              <table:table-cell office:value-type="float" office:value="0.036468">
                <text:p>0.036468</text:p>
              </table:table-cell>
              <table:table-cell office:value-type="float" office:value="0.111143">
                <text:p>0.111143</text:p>
              </table:table-cell>
              <table:table-cell office:value-type="float" office:value="0.191611">
                <text:p>0.191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156">
                <text:p>0.000156</text:p>
              </table:table-cell>
              <table:table-cell office:value-type="float" office:value="0.03292">
                <text:p>0.03292</text:p>
              </table:table-cell>
              <table:table-cell office:value-type="float" office:value="0.106374">
                <text:p>0.106374</text:p>
              </table:table-cell>
              <table:table-cell office:value-type="float" office:value="0.189255">
                <text:p>0.189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98">
                <text:p>0.000098</text:p>
              </table:table-cell>
              <table:table-cell office:value-type="float" office:value="0.029456">
                <text:p>0.029456</text:p>
              </table:table-cell>
              <table:table-cell office:value-type="float" office:value="0.103184">
                <text:p>0.103184</text:p>
              </table:table-cell>
              <table:table-cell office:value-type="float" office:value="0.188154">
                <text:p>0.188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36">
                <text:p>0.000036</text:p>
              </table:table-cell>
              <table:table-cell office:value-type="float" office:value="0.026201">
                <text:p>0.026201</text:p>
              </table:table-cell>
              <table:table-cell office:value-type="float" office:value="0.099847">
                <text:p>0.099847</text:p>
              </table:table-cell>
              <table:table-cell office:value-type="float" office:value="0.182181">
                <text:p>0.182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  <table:table-cell office:value-type="float" office:value="0.023639">
                <text:p>0.023639</text:p>
              </table:table-cell>
              <table:table-cell office:value-type="float" office:value="0.095527">
                <text:p>0.095527</text:p>
              </table:table-cell>
              <table:table-cell office:value-type="float" office:value="0.175778">
                <text:p>0.175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  <table:table-cell office:value-type="float" office:value="0.021439">
                <text:p>0.021439</text:p>
              </table:table-cell>
              <table:table-cell office:value-type="float" office:value="0.091787">
                <text:p>0.091787</text:p>
              </table:table-cell>
              <table:table-cell office:value-type="float" office:value="0.172943">
                <text:p>0.172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  <table:table-cell office:value-type="float" office:value="0.019323">
                <text:p>0.019323</text:p>
              </table:table-cell>
              <table:table-cell office:value-type="float" office:value="0.089521">
                <text:p>0.089521</text:p>
              </table:table-cell>
              <table:table-cell office:value-type="float" office:value="0.169834">
                <text:p>0.169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337">
                <text:p>0.017337</text:p>
              </table:table-cell>
              <table:table-cell office:value-type="float" office:value="0.086139">
                <text:p>0.086139</text:p>
              </table:table-cell>
              <table:table-cell office:value-type="float" office:value="0.165062">
                <text:p>0.165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15579">
                <text:p>0.015579</text:p>
              </table:table-cell>
              <table:table-cell office:value-type="float" office:value="0.083203">
                <text:p>0.083203</text:p>
              </table:table-cell>
              <table:table-cell office:value-type="float" office:value="0.161364">
                <text:p>0.16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13962">
                <text:p>0.013962</text:p>
              </table:table-cell>
              <table:table-cell office:value-type="float" office:value="0.080765">
                <text:p>0.080765</text:p>
              </table:table-cell>
              <table:table-cell office:value-type="float" office:value="0.156807">
                <text:p>0.1568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1237">
                <text:p>0.01237</text:p>
              </table:table-cell>
              <table:table-cell office:value-type="float" office:value="0.076797">
                <text:p>0.076797</text:p>
              </table:table-cell>
              <table:table-cell office:value-type="float" office:value="0.159528">
                <text:p>0.159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51">
                <text:p>0.011351</text:p>
              </table:table-cell>
              <table:table-cell office:value-type="float" office:value="0.075127">
                <text:p>0.075127</text:p>
              </table:table-cell>
              <table:table-cell office:value-type="float" office:value="0.149701">
                <text:p>0.149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38">
                <text:p>0.009938</text:p>
              </table:table-cell>
              <table:table-cell office:value-type="float" office:value="0.071383">
                <text:p>0.071383</text:p>
              </table:table-cell>
              <table:table-cell office:value-type="float" office:value="0.147793">
                <text:p>0.147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63">
                <text:p>0.009163</text:p>
              </table:table-cell>
              <table:table-cell office:value-type="float" office:value="0.068779">
                <text:p>0.068779</text:p>
              </table:table-cell>
              <table:table-cell office:value-type="float" office:value="0.146087">
                <text:p>0.146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08">
                <text:p>0.007708</text:p>
              </table:table-cell>
              <table:table-cell office:value-type="float" office:value="0.068392">
                <text:p>0.068392</text:p>
              </table:table-cell>
              <table:table-cell office:value-type="float" office:value="0.14582">
                <text:p>0.14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61">
                <text:p>0.007161</text:p>
              </table:table-cell>
              <table:table-cell office:value-type="float" office:value="0.064886">
                <text:p>0.064886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18">
                <text:p>0.005918</text:p>
              </table:table-cell>
              <table:table-cell office:value-type="float" office:value="0.062533">
                <text:p>0.062533</text:p>
              </table:table-cell>
              <table:table-cell office:value-type="float" office:value="0.137432">
                <text:p>0.137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44">
                <text:p>0.005544</text:p>
              </table:table-cell>
              <table:table-cell office:value-type="float" office:value="0.060804">
                <text:p>0.060804</text:p>
              </table:table-cell>
              <table:table-cell office:value-type="float" office:value="0.137311">
                <text:p>0.1373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21">
                <text:p>0.004821</text:p>
              </table:table-cell>
              <table:table-cell office:value-type="float" office:value="0.058092">
                <text:p>0.058092</text:p>
              </table:table-cell>
              <table:table-cell office:value-type="float" office:value="0.134557">
                <text:p>0.134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91">
                <text:p>0.004391</text:p>
              </table:table-cell>
              <table:table-cell office:value-type="float" office:value="0.055452">
                <text:p>0.055452</text:p>
              </table:table-cell>
              <table:table-cell office:value-type="float" office:value="0.130977">
                <text:p>0.130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26">
                <text:p>0.003926</text:p>
              </table:table-cell>
              <table:table-cell office:value-type="float" office:value="0.05349">
                <text:p>0.05349</text:p>
              </table:table-cell>
              <table:table-cell office:value-type="float" office:value="0.130352">
                <text:p>0.130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73">
                <text:p>0.003473</text:p>
              </table:table-cell>
              <table:table-cell office:value-type="float" office:value="0.051253">
                <text:p>0.051253</text:p>
              </table:table-cell>
              <table:table-cell office:value-type="float" office:value="0.12916">
                <text:p>0.12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81">
                <text:p>0.002881</text:p>
              </table:table-cell>
              <table:table-cell office:value-type="float" office:value="0.049115">
                <text:p>0.049115</text:p>
              </table:table-cell>
              <table:table-cell office:value-type="float" office:value="0.121302">
                <text:p>0.121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49">
                <text:p>0.002549</text:p>
              </table:table-cell>
              <table:table-cell office:value-type="float" office:value="0.047126">
                <text:p>0.047126</text:p>
              </table:table-cell>
              <table:table-cell office:value-type="float" office:value="0.123031">
                <text:p>0.123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6">
                <text:p>0.00236</text:p>
              </table:table-cell>
              <table:table-cell office:value-type="float" office:value="0.045114">
                <text:p>0.045114</text:p>
              </table:table-cell>
              <table:table-cell office:value-type="float" office:value="0.120472">
                <text:p>0.120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4">
                <text:p>0.002194</text:p>
              </table:table-cell>
              <table:table-cell office:value-type="float" office:value="0.044001">
                <text:p>0.044001</text:p>
              </table:table-cell>
              <table:table-cell office:value-type="float" office:value="0.117995">
                <text:p>0.117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33">
                <text:p>0.001833</text:p>
              </table:table-cell>
              <table:table-cell office:value-type="float" office:value="0.042523">
                <text:p>0.042523</text:p>
              </table:table-cell>
              <table:table-cell office:value-type="float" office:value="0.118066">
                <text:p>0.118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12">
                <text:p>0.001712</text:p>
              </table:table-cell>
              <table:table-cell office:value-type="float" office:value="0.041322">
                <text:p>0.041322</text:p>
              </table:table-cell>
              <table:table-cell office:value-type="float" office:value="0.11432">
                <text:p>0.11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74">
                <text:p>0.001374</text:p>
              </table:table-cell>
              <table:table-cell office:value-type="float" office:value="0.039056">
                <text:p>0.039056</text:p>
              </table:table-cell>
              <table:table-cell office:value-type="float" office:value="0.114277">
                <text:p>0.114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72">
                <text:p>0.001172</text:p>
              </table:table-cell>
              <table:table-cell office:value-type="float" office:value="0.037936">
                <text:p>0.037936</text:p>
              </table:table-cell>
              <table:table-cell office:value-type="float" office:value="0.110937">
                <text:p>0.11093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0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0.002cm solid #000000" fo:border-right="0.002cm solid #000000" style:rotation-angle="90" fo:border-top="none"/>
    </style:style>
    <style:style style:name="ce3" style:family="table-cell" style:parent-style-name="Default">
      <style:table-cell-properties fo:border-bottom="none" fo:border-left="0.002cm solid #000000" fo:border-right="0.002cm solid #000000" style:rotation-angle="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style:rotation-angle="90" fo:border-top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6">
          <table:table-cell table:number-columns-repeated="14"/>
        </table:table-row>
        <table:table-row table:style-name="ro1">
          <table:table-cell table:number-columns-repeated="11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</table:table-row>
        <table:table-row table:style-name="ro1">
          <table:table-cell table:number-columns-repeated="11"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</table:table-row>
        <table:table-row table:style-name="ro1">
          <table:table-cell table:number-columns-repeated="9"/>
          <table:table-cell table:style-name="ce1"/>
          <table:table-cell table:style-name="ce5" office:value-type="float" office:value="3">
            <text:p>3</text:p>
          </table:table-cell>
          <table:table-cell table:style-name="ce7" office:value-type="float" office:value="0.2343">
            <text:p>0,2343</text:p>
          </table:table-cell>
          <table:table-cell table:style-name="ce10" office:value-type="float" office:value="0.2362">
            <text:p>0,2362</text:p>
          </table:table-cell>
          <table:table-cell table:style-name="ce13" office:value-type="float" office:value="0.2403">
            <text:p>0,2403</text:p>
          </table:table-cell>
        </table:table-row>
        <table:table-row table:style-name="ro1">
          <table:table-cell table:number-columns-repeated="9"/>
          <table:table-cell table:style-name="ce2"/>
          <table:table-cell table:style-name="ce5" office:value-type="float" office:value="5">
            <text:p>5</text:p>
          </table:table-cell>
          <table:table-cell table:style-name="ce8" office:value-type="float" office:value="0.2446">
            <text:p>0,2446</text:p>
          </table:table-cell>
          <table:table-cell table:style-name="ce11" office:value-type="float" office:value="0.2451">
            <text:p>0,2451</text:p>
          </table:table-cell>
          <table:table-cell table:style-name="ce14" office:value-type="float" office:value="0.2458">
            <text:p>0,2458</text:p>
          </table:table-cell>
        </table:table-row>
        <table:table-row table:style-name="ro1">
          <table:table-cell table:number-columns-repeated="9"/>
          <table:table-cell table:style-name="ce3" office:value-type="string">
            <text:p>X0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0.2449">
            <text:p>0,2449</text:p>
          </table:table-cell>
          <table:table-cell table:style-name="ce11" office:value-type="float" office:value="0.2451">
            <text:p>0,2451</text:p>
          </table:table-cell>
          <table:table-cell table:style-name="ce14" office:value-type="float" office:value="0.2458">
            <text:p>0,2458</text:p>
          </table:table-cell>
        </table:table-row>
        <table:table-row table:style-name="ro1">
          <table:table-cell table:number-columns-repeated="9"/>
          <table:table-cell table:style-name="ce2"/>
          <table:table-cell table:style-name="ce5" office:value-type="float" office:value="1">
            <text:p>1</text:p>
          </table:table-cell>
          <table:table-cell table:style-name="ce8" office:value-type="float" office:value="0.2538">
            <text:p>0,2538</text:p>
          </table:table-cell>
          <table:table-cell table:style-name="ce11" office:value-type="float" office:value="0.2537">
            <text:p>0,2537</text:p>
          </table:table-cell>
          <table:table-cell table:style-name="ce14" office:value-type="float" office:value="0.2511">
            <text:p>0,2511</text:p>
          </table:table-cell>
        </table:table-row>
        <table:table-row table:style-name="ro1">
          <table:table-cell table:number-columns-repeated="9"/>
          <table:table-cell table:style-name="ce4"/>
          <table:table-cell table:style-name="ce5" office:value-type="float" office:value="2">
            <text:p>2</text:p>
          </table:table-cell>
          <table:table-cell table:style-name="ce9" office:value-type="float" office:value="0.2577">
            <text:p>0,2577</text:p>
          </table:table-cell>
          <table:table-cell table:style-name="ce12" office:value-type="float" office:value="0.2544">
            <text:p>0,2544</text:p>
          </table:table-cell>
          <table:table-cell table:style-name="ce15" office:value-type="float" office:value="0.2512">
            <text:p>0,2512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5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text-properties fo:font-size="9pt" style:font-size-asian="9pt" style:font-size-complex="9pt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51cm" svg:height="10.643cm" xlink:href="." chart:class="chart:bar" chart:style-name="ch1">
        <chart:title svg:x="4.258cm" svg:y="0.213cm" chart:style-name="ch2">
          <text:p>FGlobal(N,X0)[1]</text:p>
        </chart:title>
        <chart:legend chart:legend-position="end" svg:x="10.805cm" svg:y="4.289cm" chart:style-name="ch3"/>
        <chart:plot-area chart:style-name="ch4" chart:data-source-has-labels="both" svg:x="0.273cm" svg:y="0.928cm" svg:width="9.66cm" svg:height="9.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27cm" svg:y="9.848cm" chart:style-name="ch6">
              <text:p>N</text:p>
            </chart:title>
            <chart:categories table:cell-range-address="local-table.$B$1:.$D$1"/>
          </chart:axis>
          <chart:axis chart:dimension="y" chart:name="primary-y" chart:style-name="ch7">
            <chart:title svg:x="0.238cm" svg:y="5.375cm" chart:style-name="ch8">
              <text:p>p</text:p>
            </chart:title>
            <chart:grid chart:style-name="ch9" chart:class="major"/>
          </chart:axis>
          <chart:axis chart:dimension="z" chart:name="primary-z" chart:style-name="ch5">
            <chart:title svg:x="9.015cm" svg:y="8.629cm" chart:style-name="ch10">
              <text:p>X0</text:p>
            </chart:title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series chart:style-name="ch14" chart:values-cell-range-address="local-table.$B$5:.$D$5" chart:label-cell-address="local-table.$A$5" chart:class="chart:bar">
            <chart:data-point chart:repeated="3"/>
          </chart:series>
          <chart:series chart:style-name="ch15" chart:values-cell-range-address="local-table.$B$6:.$D$6" chart:label-cell-address="local-table.$A$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0.2343">
                <text:p>0.2343</text:p>
              </table:table-cell>
              <table:table-cell office:value-type="float" office:value="0.2362">
                <text:p>0.2362</text:p>
              </table:table-cell>
              <table:table-cell office:value-type="float" office:value="0.2403">
                <text:p>0.2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46">
                <text:p>0.2446</text:p>
              </table:table-cell>
              <table:table-cell office:value-type="float" office:value="0.2451">
                <text:p>0.2451</text:p>
              </table:table-cell>
              <table:table-cell office:value-type="float" office:value="0.2458">
                <text:p>0.2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49">
                <text:p>0.2449</text:p>
              </table:table-cell>
              <table:table-cell office:value-type="float" office:value="0.2451">
                <text:p>0.2451</text:p>
              </table:table-cell>
              <table:table-cell office:value-type="float" office:value="0.2458">
                <text:p>0.24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2538">
                <text:p>0.2538</text:p>
              </table:table-cell>
              <table:table-cell office:value-type="float" office:value="0.2537">
                <text:p>0.2537</text:p>
              </table:table-cell>
              <table:table-cell office:value-type="float" office:value="0.2511">
                <text:p>0.2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7">
                <text:p>0.2577</text:p>
              </table:table-cell>
              <table:table-cell office:value-type="float" office:value="0.2544">
                <text:p>0.2544</text:p>
              </table:table-cell>
              <table:table-cell office:value-type="float" office:value="0.2512">
                <text:p>0.25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45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0.002cm solid #000000" fo:border-right="0.002cm solid #000000" style:rotation-angle="90" fo:border-top="none"/>
    </style:style>
    <style:style style:name="ce3" style:family="table-cell" style:parent-style-name="Default">
      <style:table-cell-properties fo:border-bottom="none" fo:border-left="0.002cm solid #000000" fo:border-right="0.002cm solid #000000" style:rotation-angle="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style:rotation-angle="90" fo:border-top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</table:table-row>
        <table:table-row table:style-name="ro1">
          <table:table-cell table:number-columns-repeated="2"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</table:table-row>
        <table:table-row table:style-name="ro1">
          <table:table-cell table:style-name="ce1"/>
          <table:table-cell table:style-name="ce5" office:value-type="float" office:value="2">
            <text:p>2</text:p>
          </table:table-cell>
          <table:table-cell table:style-name="ce7" office:value-type="float" office:value="0.2181">
            <text:p>0,2181</text:p>
          </table:table-cell>
          <table:table-cell table:style-name="ce10" office:value-type="float" office:value="0.2194">
            <text:p>0,2194</text:p>
          </table:table-cell>
          <table:table-cell table:style-name="ce13" office:value-type="float" office:value="0.2305">
            <text:p>0,2305</text:p>
          </table:table-cell>
        </table:table-row>
        <table:table-row table:style-name="ro1">
          <table:table-cell table:style-name="ce2"/>
          <table:table-cell table:style-name="ce5" office:value-type="float" office:value="5">
            <text:p>5</text:p>
          </table:table-cell>
          <table:table-cell table:style-name="ce8" office:value-type="float" office:value="0.2542">
            <text:p>0,2542</text:p>
          </table:table-cell>
          <table:table-cell table:style-name="ce11" office:value-type="float" office:value="0.2541">
            <text:p>0,2541</text:p>
          </table:table-cell>
          <table:table-cell table:style-name="ce14" office:value-type="float" office:value="0.253">
            <text:p>0,253</text:p>
          </table:table-cell>
        </table:table-row>
        <table:table-row table:style-name="ro1">
          <table:table-cell table:style-name="ce3" office:value-type="string">
            <text:p>X0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0.2544">
            <text:p>0,2544</text:p>
          </table:table-cell>
          <table:table-cell table:style-name="ce11" office:value-type="float" office:value="0.2541">
            <text:p>0,2541</text:p>
          </table:table-cell>
          <table:table-cell table:style-name="ce14" office:value-type="float" office:value="0.2526">
            <text:p>0,2526</text:p>
          </table:table-cell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table:style-name="ce8" office:value-type="float" office:value="0.2547">
            <text:p>0,2547</text:p>
          </table:table-cell>
          <table:table-cell table:style-name="ce11" office:value-type="float" office:value="0.2542">
            <text:p>0,2542</text:p>
          </table:table-cell>
          <table:table-cell table:style-name="ce14" office:value-type="float" office:value="0.2531">
            <text:p>0,2531</text:p>
          </table:table-cell>
        </table:table-row>
        <table:table-row table:style-name="ro1">
          <table:table-cell table:style-name="ce4"/>
          <table:table-cell table:style-name="ce5" office:value-type="float" office:value="1">
            <text:p>1</text:p>
          </table:table-cell>
          <table:table-cell table:style-name="ce9" office:value-type="float" office:value="0.2896">
            <text:p>0,2896</text:p>
          </table:table-cell>
          <table:table-cell table:style-name="ce12" office:value-type="float" office:value="0.288">
            <text:p>0,288</text:p>
          </table:table-cell>
          <table:table-cell table:style-name="ce15" office:value-type="float" office:value="0.2745">
            <text:p>0,274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5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text-properties fo:font-size="9pt" style:font-size-asian="9pt" style:font-size-complex="9pt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182cm" svg:height="11.279cm" xlink:href="." chart:class="chart:bar" chart:style-name="ch1">
        <chart:title svg:x="4.755cm" svg:y="0.226cm" chart:style-name="ch2">
          <text:p>FFin(N,X0)[1]</text:p>
        </chart:title>
        <chart:legend chart:legend-position="end" svg:x="11.13cm" svg:y="4.607cm" chart:style-name="ch3"/>
        <chart:plot-area chart:style-name="ch4" chart:data-source-has-labels="both" svg:x="0.285cm" svg:y="0.954cm" svg:width="9.961cm" svg:height="9.8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617cm" svg:y="10.458cm" chart:style-name="ch6">
              <text:p>N</text:p>
            </chart:title>
            <chart:categories table:cell-range-address="local-table.$B$1:.$D$1"/>
          </chart:axis>
          <chart:axis chart:dimension="y" chart:name="primary-y" chart:style-name="ch7">
            <chart:title svg:x="0.244cm" svg:y="5.686cm" chart:style-name="ch8">
              <text:p>p
</text:p>
            </chart:title>
            <chart:grid chart:style-name="ch9" chart:class="major"/>
          </chart:axis>
          <chart:axis chart:dimension="z" chart:name="primary-z" chart:style-name="ch5">
            <chart:title svg:x="9.087cm" svg:y="9.246cm" chart:style-name="ch10">
              <text:p>X0</text:p>
            </chart:title>
          </chart:axis>
          <chart:series chart:style-name="ch11" chart:values-cell-range-address="local-table.$B$2:.$D$2" chart:label-cell-address="local-table.$A$2" chart:class="chart:bar">
            <chart:data-point chart:repeated="3"/>
          </chart:series>
          <chart:series chart:style-name="ch12" chart:values-cell-range-address="local-table.$B$3:.$D$3" chart:label-cell-address="local-table.$A$3" chart:class="chart:bar">
            <chart:data-point chart:repeated="3"/>
          </chart:series>
          <chart:series chart:style-name="ch13" chart:values-cell-range-address="local-table.$B$4:.$D$4" chart:label-cell-address="local-table.$A$4" chart:class="chart:bar">
            <chart:data-point chart:repeated="3"/>
          </chart:series>
          <chart:series chart:style-name="ch14" chart:values-cell-range-address="local-table.$B$5:.$D$5" chart:label-cell-address="local-table.$A$5" chart:class="chart:bar">
            <chart:data-point chart:repeated="3"/>
          </chart:series>
          <chart:series chart:style-name="ch15" chart:values-cell-range-address="local-table.$B$6:.$D$6" chart:label-cell-address="local-table.$A$6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2181">
                <text:p>0.2181</text:p>
              </table:table-cell>
              <table:table-cell office:value-type="float" office:value="0.2194">
                <text:p>0.2194</text:p>
              </table:table-cell>
              <table:table-cell office:value-type="float" office:value="0.2305">
                <text:p>0.2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42">
                <text:p>0.2542</text:p>
              </table:table-cell>
              <table:table-cell office:value-type="float" office:value="0.2541">
                <text:p>0.254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4">
                <text:p>0.2544</text:p>
              </table:table-cell>
              <table:table-cell office:value-type="float" office:value="0.2541">
                <text:p>0.2541</text:p>
              </table:table-cell>
              <table:table-cell office:value-type="float" office:value="0.2526">
                <text:p>0.2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7">
                <text:p>0.2547</text:p>
              </table:table-cell>
              <table:table-cell office:value-type="float" office:value="0.2542">
                <text:p>0.2542</text:p>
              </table:table-cell>
              <table:table-cell office:value-type="float" office:value="0.2531">
                <text:p>0.253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2896">
                <text:p>0.2896</text:p>
              </table:table-cell>
              <table:table-cell office:value-type="float" office:value="0.288">
                <text:p>0.288</text:p>
              </table:table-cell>
              <table:table-cell office:value-type="float" office:value="0.2745">
                <text:p>0.27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54cm"/>
    </style:style>
    <style:style style:name="co3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2" style:family="table-cell" style:parent-style-name="Default">
      <style:table-cell-properties fo:border-bottom="none" fo:border-left="0.002cm solid #000000" fo:border-right="0.002cm solid #000000" style:rotation-angle="90" fo:border-top="none"/>
    </style:style>
    <style:style style:name="ce3" style:family="table-cell" style:parent-style-name="Default">
      <style:table-cell-properties fo:border-bottom="none" fo:border-left="0.002cm solid #000000" fo:border-right="0.002cm solid #000000" style:rotation-angle="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style:rotation-angle="90" fo:border-top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6">
          <table:table-cell table:number-columns-repeated="21"/>
        </table:table-row>
        <table:table-row table:style-name="ro1">
          <table:table-cell table:number-columns-repeated="18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</table:table-row>
        <table:table-row table:style-name="ro1">
          <table:table-cell table:number-columns-repeated="18"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</table:table-row>
        <table:table-row table:style-name="ro1">
          <table:table-cell table:number-columns-repeated="16"/>
          <table:table-cell table:style-name="ce1" office:value-type="string" table:number-columns-spanned="1" table:number-rows-spanned="5">
            <text:p>Distribution</text:p>
          </table:table-cell>
          <table:table-cell table:style-name="ce5" office:value-type="string">
            <text:p>(0 <text:s/>0 <text:s/>0,33 <text:s/>0,33 <text:s/>0,33)</text:p>
          </table:table-cell>
          <table:table-cell table:style-name="ce7" office:value-type="float" office:value="0.2545">
            <text:p>0,2545</text:p>
          </table:table-cell>
          <table:table-cell table:style-name="ce10" office:value-type="float" office:value="0.2541">
            <text:p>0,2541</text:p>
          </table:table-cell>
          <table:table-cell table:style-name="ce13" office:value-type="float" office:value="0.2531">
            <text:p>0,2531</text:p>
          </table:table-cell>
        </table:table-row>
        <table:table-row table:style-name="ro1">
          <table:table-cell table:number-columns-repeated="16"/>
          <table:covered-table-cell table:style-name="ce2"/>
          <table:table-cell table:style-name="ce5" office:value-type="string">
            <text:p>(0 <text:s/>0,01 <text:s/>0 <text:s/>0 <text:s/>0,99)</text:p>
          </table:table-cell>
          <table:table-cell table:style-name="ce8" office:value-type="float" office:value="0.254">
            <text:p>0,254</text:p>
          </table:table-cell>
          <table:table-cell table:style-name="ce11" office:value-type="float" office:value="0.2542">
            <text:p>0,2542</text:p>
          </table:table-cell>
          <table:table-cell table:style-name="ce14" office:value-type="float" office:value="0.2529">
            <text:p>0,2529</text:p>
          </table:table-cell>
        </table:table-row>
        <table:table-row table:style-name="ro1">
          <table:table-cell table:number-columns-repeated="16"/>
          <table:covered-table-cell table:style-name="ce3"/>
          <table:table-cell table:style-name="ce5" office:value-type="string">
            <text:p>(0,2 <text:s/>0,2 <text:s/>0,2 <text:s/>0,2 <text:s/>0,2)</text:p>
          </table:table-cell>
          <table:table-cell table:style-name="ce8" office:value-type="float" office:value="0.2359">
            <text:p>0,2359</text:p>
          </table:table-cell>
          <table:table-cell table:style-name="ce11" office:value-type="float" office:value="0.2366">
            <text:p>0,2366</text:p>
          </table:table-cell>
          <table:table-cell table:style-name="ce14" office:value-type="float" office:value="0.2413">
            <text:p>0,2413</text:p>
          </table:table-cell>
        </table:table-row>
        <table:table-row table:style-name="ro1">
          <table:table-cell table:number-columns-repeated="16"/>
          <table:covered-table-cell table:style-name="ce2"/>
          <table:table-cell table:style-name="ce5" office:value-type="string">
            <text:p>(0,5 <text:s/>0,5 <text:s/>0 <text:s/>0 <text:s/>0)</text:p>
          </table:table-cell>
          <table:table-cell table:style-name="ce8" office:value-type="float" office:value="0.2897">
            <text:p>0,2897</text:p>
          </table:table-cell>
          <table:table-cell table:style-name="ce11" office:value-type="float" office:value="0.2881">
            <text:p>0,2881</text:p>
          </table:table-cell>
          <table:table-cell table:style-name="ce14" office:value-type="float" office:value="0.2749">
            <text:p>0,2749</text:p>
          </table:table-cell>
        </table:table-row>
        <table:table-row table:style-name="ro1">
          <table:table-cell table:number-columns-repeated="16"/>
          <table:covered-table-cell table:style-name="ce4"/>
          <table:table-cell table:style-name="ce5" office:value-type="string">
            <text:p>(0,9 <text:s/>0,025 <text:s/>0,025 <text:s/>0,025 <text:s/>0,025)</text:p>
          </table:table-cell>
          <table:table-cell table:style-name="ce9" office:value-type="float" office:value="0.2898">
            <text:p>0,2898</text:p>
          </table:table-cell>
          <table:table-cell table:style-name="ce12" office:value-type="float" office:value="0.288">
            <text:p>0,288</text:p>
          </table:table-cell>
          <table:table-cell table:style-name="ce15" office:value-type="float" office:value="0.2745">
            <text:p>0,2745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6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/>
    </style:style>
    <style:style style:name="ce10" style:family="table-cell" style:parent-style-name="Default">
      <style:table-cell-properties fo:border-bottom="0.002cm solid #b3b3b3" fo:border-left="0.002cm solid #b3b3b3" fo:border-right="0.002cm solid #b3b3b3" fo:border-top="none"/>
    </style:style>
    <style:style style:name="ce11" style:family="table-cell" style:parent-style-name="Default">
      <style:table-cell-properties fo:border="0.002cm solid #b3b3b3"/>
    </style:style>
    <style:style style:name="ce12" style:family="table-cell" style:parent-style-name="Default">
      <style:table-cell-properties fo:border-bottom="0.002cm solid #000000" fo:border-left="0.002cm solid #b3b3b3" fo:border-right="0.002cm solid #b3b3b3" fo:border-top="0.002cm solid #b3b3b3"/>
    </style:style>
    <style:style style:name="ce13" style:family="table-cell" style:parent-style-name="Default">
      <style:table-cell-properties fo:border-bottom="0.002cm solid #b3b3b3" fo:border-left="0.002cm solid #b3b3b3" fo:border-right="0.002cm solid #000000" fo:border-top="none"/>
    </style:style>
    <style:style style:name="ce14" style:family="table-cell" style:parent-style-name="Default">
      <style:table-cell-properties fo:border-bottom="0.002cm solid #b3b3b3" fo:border-left="0.002cm solid #b3b3b3" fo:border-right="0.002cm solid #000000" fo:border-top="0.002cm solid #b3b3b3"/>
    </style:style>
    <style:style style:name="ce15" style:family="table-cell" style:parent-style-name="Default">
      <style:table-cell-properties fo:border-bottom="0.002cm solid #000000" fo:border-left="0.002cm solid #b3b3b3" fo:border-right="0.002cm solid #000000" fo:border-top="0.002cm solid #b3b3b3"/>
    </style:style>
    <style:style style:name="ce2" style:family="table-cell" style:parent-style-name="Default">
      <style:table-cell-properties fo:border-bottom="none" fo:border-left="0.002cm solid #000000" fo:border-right="0.002cm solid #000000" style:rotation-angle="90" fo:border-top="none"/>
    </style:style>
    <style:style style:name="ce3" style:family="table-cell" style:parent-style-name="Default">
      <style:table-cell-properties fo:border-bottom="none" fo:border-left="0.002cm solid #000000" fo:border-right="0.002cm solid #000000" style:rotation-angle="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style:rotation-angle="90" fo:border-top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b3b3b3" fo:border-left="none" fo:border-right="0.002cm solid #b3b3b3" fo:border-top="none"/>
    </style:style>
    <style:style style:name="ce8" style:family="table-cell" style:parent-style-name="Default">
      <style:table-cell-properties fo:border-bottom="0.002cm solid #b3b3b3" fo:border-left="none" fo:border-right="0.002cm solid #b3b3b3" fo:border-top="0.002cm solid #b3b3b3"/>
    </style:style>
    <style:style style:name="ce9" style:family="table-cell" style:parent-style-name="Default">
      <style:table-cell-properties fo:border-bottom="0.002cm solid #000000" fo:border-left="none" fo:border-right="0.002cm solid #b3b3b3" fo:border-top="0.002cm solid #b3b3b3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6">
          <table:table-cell table:number-columns-repeated="29"/>
        </table:table-row>
        <table:table-row table:style-name="ro1">
          <table:table-cell table:number-columns-repeated="26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</table:table-row>
        <table:table-row table:style-name="ro1">
          <table:table-cell table:number-columns-repeated="26"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</table:table-row>
        <table:table-row table:style-name="ro1">
          <table:table-cell table:number-columns-repeated="24"/>
          <table:table-cell table:style-name="ce1" office:value-type="string" table:number-columns-spanned="1" table:number-rows-spanned="5">
            <text:p>Distribution</text:p>
          </table:table-cell>
          <table:table-cell table:style-name="ce5" office:value-type="string">
            <text:p>(0 <text:s/>0 <text:s/>0,33 <text:s/>0,33 <text:s/>0,33)</text:p>
          </table:table-cell>
          <table:table-cell table:style-name="ce7" office:value-type="float" office:value="0.2345">
            <text:p>0,2345</text:p>
          </table:table-cell>
          <table:table-cell table:style-name="ce10" office:value-type="float" office:value="0.2362">
            <text:p>0,2362</text:p>
          </table:table-cell>
          <table:table-cell table:style-name="ce13" office:value-type="float" office:value="0.2405">
            <text:p>0,2405</text:p>
          </table:table-cell>
        </table:table-row>
        <table:table-row table:style-name="ro1">
          <table:table-cell table:number-columns-repeated="24"/>
          <table:covered-table-cell table:style-name="ce2"/>
          <table:table-cell table:style-name="ce5" office:value-type="string">
            <text:p>(0 <text:s/>0,01 <text:s/>0 <text:s/>0 <text:s/>0,99)</text:p>
          </table:table-cell>
          <table:table-cell table:style-name="ce8" office:value-type="float" office:value="0.2446">
            <text:p>0,2446</text:p>
          </table:table-cell>
          <table:table-cell table:style-name="ce11" office:value-type="float" office:value="0.2452">
            <text:p>0,2452</text:p>
          </table:table-cell>
          <table:table-cell table:style-name="ce14" office:value-type="float" office:value="0.2456">
            <text:p>0,2456</text:p>
          </table:table-cell>
        </table:table-row>
        <table:table-row table:style-name="ro1">
          <table:table-cell table:number-columns-repeated="24"/>
          <table:covered-table-cell table:style-name="ce3"/>
          <table:table-cell table:style-name="ce5" office:value-type="string">
            <text:p>(0,2 <text:s/>0,2 <text:s/>0,2 <text:s/>0,2 <text:s/>0,2)</text:p>
          </table:table-cell>
          <table:table-cell table:style-name="ce8" office:value-type="float" office:value="0.2444">
            <text:p>0,2444</text:p>
          </table:table-cell>
          <table:table-cell table:style-name="ce11" office:value-type="float" office:value="0.245">
            <text:p>0,245</text:p>
          </table:table-cell>
          <table:table-cell table:style-name="ce14" office:value-type="float" office:value="0.2457">
            <text:p>0,2457</text:p>
          </table:table-cell>
        </table:table-row>
        <table:table-row table:style-name="ro1">
          <table:table-cell table:number-columns-repeated="24"/>
          <table:covered-table-cell table:style-name="ce2"/>
          <table:table-cell table:style-name="ce5" office:value-type="string">
            <text:p>(0,5 <text:s/>0,5 <text:s/>0 <text:s/>0 <text:s/>0)</text:p>
          </table:table-cell>
          <table:table-cell table:style-name="ce8" office:value-type="float" office:value="0.2538">
            <text:p>0,2538</text:p>
          </table:table-cell>
          <table:table-cell table:style-name="ce11" office:value-type="float" office:value="0.2538">
            <text:p>0,2538</text:p>
          </table:table-cell>
          <table:table-cell table:style-name="ce14" office:value-type="float" office:value="0.2511">
            <text:p>0,2511</text:p>
          </table:table-cell>
        </table:table-row>
        <table:table-row table:style-name="ro1">
          <table:table-cell table:number-columns-repeated="24"/>
          <table:covered-table-cell table:style-name="ce4"/>
          <table:table-cell table:style-name="ce5" office:value-type="string">
            <text:p>(0,9 <text:s/>0,025 <text:s/>0,025 <text:s/>0,025 <text:s/>0,025)</text:p>
          </table:table-cell>
          <table:table-cell table:style-name="ce9" office:value-type="float" office:value="0.2539">
            <text:p>0,2539</text:p>
          </table:table-cell>
          <table:table-cell table:style-name="ce12" office:value-type="float" office:value="0.2536">
            <text:p>0,2536</text:p>
          </table:table-cell>
          <table:table-cell table:style-name="ce15" office:value-type="float" office:value="0.2509">
            <text:p>0,2509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6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math xmlns="http://www.w3.org/1998/Math/MathML">
  <semantics>
    <mfenced open="" close="">
      <mtable>
        <mtr>
          <mtd>
            <mn>0.5</mn>
          </mtd>
          <mtd>
            <mn>0.5</mn>
          </mtd>
          <mtd>
            <mn>0</mn>
          </mtd>
          <mtd>
            <mn>0</mn>
          </mtd>
          <mtd>
            <mn>0</mn>
          </mtd>
        </mtr>
        <mtr>
          <mtd>
            <mn>0.5</mn>
          </mtd>
          <mtd>
            <mn>0.5</mn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n>0.5</mn>
          </mtd>
          <mtd>
            <mn>0.5</mn>
          </mtd>
          <mtd>
            <mn>0</mn>
          </mtd>
        </mtr>
        <mtr>
          <mtd>
            <mn>0</mn>
          </mtd>
          <mtd>
            <mn>0</mn>
          </mtd>
          <mtd>
            <mn>0.5</mn>
          </mtd>
          <mtd>
            <mn>0.5</mn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 matrix{
0.5#0.5#0#0#0##
0.5#0.5#0#0#0##
0#0#0.5#0.5#0##
0#0#0.5#0.5#0##
0#0#0#0#1
} right )</annotation>
  </semantics>
</math>
</file>